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192922CBD3A42245C5D.png" manifest:media-type="image/png"/>
  <manifest:file-entry manifest:full-path="Pictures/10000001000002ED00000165682D0F5AD8C7D561.png" manifest:media-type="image/png"/>
  <manifest:file-entry manifest:full-path="Pictures/100000010000055600000300C322146F1C6041EB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27200000234EED4E19559BE3E67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000000" fo:border-right="0.5pt solid #000000" fo:border-top="none" fo:border-bottom="0.5pt solid #000000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39598*"/>
    </style:style>
    <style:style style:name="Table13.B" style:family="table-column">
      <style:table-column-properties style:column-width="4.852cm" style:rel-column-width="25937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2a6099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000000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.612cm" style:rel-column-width="914*"/>
    </style:style>
    <style:style style:name="Table14.B" style:family="table-column">
      <style:table-column-properties style:column-width="10.649cm" style:rel-column-width="6037*"/>
    </style:style>
    <style:style style:name="Table14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4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4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4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2.452cm" style:rel-column-width="13107*"/>
    </style:style>
    <style:style style:name="Table16.A1" style:family="table-cell">
      <style:table-cell-properties fo:padding="0.097cm" fo:border-left="0.5pt solid #2a6099" fo:border-right="none" fo:border-top="0.5pt solid #2a6099" fo:border-bottom="0.5pt solid #2a6099"/>
    </style:style>
    <style:style style:name="Table16.E1" style:family="table-cell">
      <style:table-cell-properties fo:padding="0.097cm" fo:border="0.5pt solid #2a6099"/>
    </style:style>
    <style:style style:name="Table16.A2" style:family="table-cell">
      <style:table-cell-properties fo:padding="0.097cm" fo:border-left="0.5pt solid #2a6099" fo:border-right="none" fo:border-top="none" fo:border-bottom="0.5pt solid #2a6099"/>
    </style:style>
    <style:style style:name="Table16.E2" style:family="table-cell">
      <style:table-cell-properties fo:padding="0.097cm" fo:border-left="0.5pt solid #2a6099" fo:border-right="0.5pt solid #2a6099" fo:border-top="none" fo:border-bottom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.612cm" style:rel-column-width="914*"/>
    </style:style>
    <style:style style:name="Table17.B" style:family="table-column">
      <style:table-column-properties style:column-width="3.39cm" style:rel-column-width="1922*"/>
    </style:style>
    <style:style style:name="Table17.C" style:family="table-column">
      <style:table-column-properties style:column-width="7.258cm" style:rel-column-width="4115*"/>
    </style:style>
    <style:style style:name="Table17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7.B1" style:family="table-cell">
      <style:table-cell-properties fo:padding="0.097cm" fo:border-left="0.5pt solid #2a6099" fo:border-right="none" fo:border-top="0.5pt solid #2a6099" fo:border-bottom="0.5pt solid #2a6099"/>
    </style:style>
    <style:style style:name="Table17.C1" style:family="table-cell">
      <style:table-cell-properties fo:padding="0.097cm" fo:border="0.5pt solid #2a6099"/>
    </style:style>
    <style:style style:name="Table1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7.B2" style:family="table-cell">
      <style:table-cell-properties fo:padding="0.097cm" fo:border-left="0.5pt solid #2a6099" fo:border-right="none" fo:border-top="none" fo:border-bottom="0.5pt solid #2a6099"/>
    </style:style>
    <style:style style:name="Table17.C2" style:family="table-cell">
      <style:table-cell-properties fo:padding="0.097cm" fo:border-left="0.5pt solid #2a6099" fo:border-right="0.5pt solid #2a6099" fo:border-top="none" fo:border-bottom="0.5pt solid #2a6099"/>
    </style:style>
    <style:style style:name="Table17.B3" style:family="table-cell">
      <style:table-cell-properties fo:padding="0.097cm" fo:border-left="0.5pt solid #2a6099" fo:border-right="none" fo:border-top="none" fo:border-bottom="0.5pt solid #2a6099"/>
    </style:style>
    <style:style style:name="Table17.C3" style:family="table-cell">
      <style:table-cell-properties fo:padding="0.097cm" fo:border-left="0.5pt solid #2a6099" fo:border-right="0.5pt solid #2a6099" fo:border-top="none" fo:border-bottom="0.5pt solid #2a6099"/>
    </style:style>
    <style:style style:name="Table17.B4" style:family="table-cell">
      <style:table-cell-properties fo:padding="0.097cm" fo:border-left="0.5pt solid #2a6099" fo:border-right="none" fo:border-top="none" fo:border-bottom="0.5pt solid #2a6099"/>
    </style:style>
    <style:style style:name="Table17.C4" style:family="table-cell">
      <style:table-cell-properties fo:padding="0.097cm" fo:border-left="0.5pt solid #2a6099" fo:border-right="0.5pt solid #2a6099" fo:border-top="none" fo:border-bottom="0.5pt solid #2a6099"/>
    </style:style>
    <style:style style:name="Table17.B5" style:family="table-cell">
      <style:table-cell-properties fo:padding="0.097cm" fo:border-left="0.5pt solid #2a6099" fo:border-right="none" fo:border-top="none" fo:border-bottom="0.5pt solid #2a6099"/>
    </style:style>
    <style:style style:name="Table17.C5" style:family="table-cell">
      <style:table-cell-properties fo:padding="0.097cm" fo:border-left="0.5pt solid #2a6099" fo:border-right="0.5pt solid #2a6099" fo:border-top="none" fo:border-bottom="0.5pt solid #2a6099"/>
    </style:style>
    <style:style style:name="Table17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7.B6" style:family="table-cell">
      <style:table-cell-properties fo:padding="0.097cm" fo:border-left="0.5pt solid #2a6099" fo:border-right="none" fo:border-top="none" fo:border-bottom="0.5pt solid #2a6099"/>
    </style:style>
    <style:style style:name="Table17.C6" style:family="table-cell">
      <style:table-cell-properties fo:padding="0.097cm" fo:border-left="0.5pt solid #2a6099" fo:border-right="0.5pt solid #2a6099" fo:border-top="none" fo:border-bottom="0.5pt solid #2a6099"/>
    </style:style>
    <style:style style:name="Table17.B7" style:family="table-cell">
      <style:table-cell-properties fo:padding="0.097cm" fo:border-left="0.5pt solid #2a6099" fo:border-right="none" fo:border-top="none" fo:border-bottom="0.5pt solid #2a6099"/>
    </style:style>
    <style:style style:name="Table17.C7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9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4" style:family="paragraph" style:parent-style-name="Horizontal_20_Line">
      <style:text-properties officeooo:paragraph-rsid="0025ddce"/>
    </style:style>
    <style:style style:name="P15" style:family="paragraph" style:parent-style-name="Horizontal_20_Line">
      <style:text-properties officeooo:paragraph-rsid="002871bb"/>
    </style:style>
    <style:style style:name="P16" style:family="paragraph" style:parent-style-name="Text_20_body">
      <style:text-properties officeooo:paragraph-rsid="002871bb"/>
    </style:style>
    <style:style style:name="P17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19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0" style:family="paragraph" style:parent-style-name="Text_20_body">
      <style:text-properties officeooo:rsid="001e9ab4" officeooo:paragraph-rsid="001e9ab4"/>
    </style:style>
    <style:style style:name="P21" style:family="paragraph" style:parent-style-name="Text_20_body">
      <style:text-properties officeooo:rsid="001e9ab4" officeooo:paragraph-rsid="0026f5c2"/>
    </style:style>
    <style:style style:name="P22" style:family="paragraph" style:parent-style-name="Text_20_body">
      <style:text-properties officeooo:paragraph-rsid="0026f5c2"/>
    </style:style>
    <style:style style:name="P23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4" style:family="paragraph" style:parent-style-name="Footnote">
      <style:text-properties officeooo:rsid="0028f4b5" officeooo:paragraph-rsid="0028f4b5"/>
    </style:style>
    <style:style style:name="P25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6" style:family="paragraph" style:parent-style-name="Horizontal_20_Line">
      <style:text-properties officeooo:paragraph-rsid="002ab890"/>
    </style:style>
    <style:style style:name="P27" style:family="paragraph" style:parent-style-name="Text_20_body">
      <style:text-properties officeooo:paragraph-rsid="002ab890"/>
    </style:style>
    <style:style style:name="P28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1" style:family="paragraph" style:parent-style-name="Text_20_body">
      <style:text-properties officeooo:paragraph-rsid="0028f4b5"/>
    </style:style>
    <style:style style:name="P32" style:family="paragraph" style:parent-style-name="Text_20_body">
      <style:text-properties officeooo:paragraph-rsid="002c6343"/>
    </style:style>
    <style:style style:name="P33" style:family="paragraph" style:parent-style-name="Text_20_body">
      <style:text-properties officeooo:rsid="00323a3d" officeooo:paragraph-rsid="00335300"/>
    </style:style>
    <style:style style:name="P34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5" style:family="paragraph" style:parent-style-name="Horizontal_20_Line">
      <style:text-properties officeooo:paragraph-rsid="002d67fe"/>
    </style:style>
    <style:style style:name="P36" style:family="paragraph" style:parent-style-name="Text_20_body">
      <style:text-properties officeooo:rsid="0030ebc1" officeooo:paragraph-rsid="0030ebc1"/>
    </style:style>
    <style:style style:name="P37" style:family="paragraph" style:parent-style-name="Text_20_body">
      <style:text-properties officeooo:rsid="0030ebc1" officeooo:paragraph-rsid="006c2b9f"/>
    </style:style>
    <style:style style:name="P38" style:family="paragraph" style:parent-style-name="Text_20_body">
      <style:paragraph-properties fo:break-before="page"/>
      <style:text-properties officeooo:rsid="0030ebc1" officeooo:paragraph-rsid="006c2b9f"/>
    </style:style>
    <style:style style:name="P39" style:family="paragraph" style:parent-style-name="Text_20_body">
      <style:text-properties officeooo:rsid="0037c8a3" officeooo:paragraph-rsid="0039a4ba"/>
    </style:style>
    <style:style style:name="P40" style:family="paragraph" style:parent-style-name="Text_20_body">
      <style:text-properties officeooo:rsid="0037c8a3" officeooo:paragraph-rsid="00701e82"/>
    </style:style>
    <style:style style:name="P41" style:family="paragraph" style:parent-style-name="Footnote">
      <style:text-properties officeooo:rsid="003b3846" officeooo:paragraph-rsid="003b3846"/>
    </style:style>
    <style:style style:name="P42" style:family="paragraph" style:parent-style-name="Text_20_body">
      <style:text-properties officeooo:rsid="003b3846" officeooo:paragraph-rsid="003b3846"/>
    </style:style>
    <style:style style:name="P43" style:family="paragraph" style:parent-style-name="Horizontal_20_Line">
      <style:text-properties officeooo:paragraph-rsid="003b3846"/>
    </style:style>
    <style:style style:name="P44" style:family="paragraph" style:parent-style-name="Horizontal_20_Line">
      <style:text-properties officeooo:paragraph-rsid="003fc94d"/>
    </style:style>
    <style:style style:name="P45" style:family="paragraph" style:parent-style-name="Text_20_body">
      <style:text-properties officeooo:paragraph-rsid="003fc94d"/>
    </style:style>
    <style:style style:name="P46" style:family="paragraph" style:parent-style-name="Text_20_body">
      <style:text-properties officeooo:rsid="003d1560" officeooo:paragraph-rsid="003d1560"/>
    </style:style>
    <style:style style:name="P47" style:family="paragraph" style:parent-style-name="Text_20_body">
      <style:paragraph-properties fo:break-before="page"/>
      <style:text-properties officeooo:rsid="003d1560" officeooo:paragraph-rsid="00701e82"/>
    </style:style>
    <style:style style:name="P48" style:family="paragraph" style:parent-style-name="Text_20_body">
      <style:text-properties officeooo:rsid="003d1560" officeooo:paragraph-rsid="007102b7"/>
    </style:style>
    <style:style style:name="P49" style:family="paragraph" style:parent-style-name="Text_20_body">
      <style:paragraph-properties fo:break-before="page"/>
      <style:text-properties officeooo:rsid="003d1c75" officeooo:paragraph-rsid="003d1c75"/>
    </style:style>
    <style:style style:name="P50" style:family="paragraph" style:parent-style-name="Text_20_body">
      <style:text-properties officeooo:rsid="003d1c75" officeooo:paragraph-rsid="003d1c75"/>
    </style:style>
    <style:style style:name="P51" style:family="paragraph" style:parent-style-name="Text_20_body">
      <style:text-properties officeooo:rsid="003ea86e" officeooo:paragraph-rsid="003ea86e"/>
    </style:style>
    <style:style style:name="P52" style:family="paragraph" style:parent-style-name="Text_20_body">
      <style:text-properties officeooo:rsid="003fc94d" officeooo:paragraph-rsid="003fc94d"/>
    </style:style>
    <style:style style:name="P53" style:family="paragraph" style:parent-style-name="Horizontal_20_Line">
      <style:text-properties officeooo:paragraph-rsid="004295f1"/>
    </style:style>
    <style:style style:name="P54" style:family="paragraph" style:parent-style-name="Horizontal_20_Line">
      <style:text-properties officeooo:paragraph-rsid="00485842"/>
    </style:style>
    <style:style style:name="P55" style:family="paragraph" style:parent-style-name="Text_20_body">
      <style:text-properties officeooo:rsid="003fe4b7" officeooo:paragraph-rsid="003fe4b7"/>
    </style:style>
    <style:style style:name="P56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7" style:family="paragraph" style:parent-style-name="Text_20_body">
      <style:text-properties fo:font-size="16pt" officeooo:rsid="00657017" officeooo:paragraph-rsid="00849b68" style:font-size-complex="16pt"/>
    </style:style>
    <style:style style:name="P58" style:family="paragraph" style:parent-style-name="Text_20_body">
      <style:text-properties officeooo:paragraph-rsid="004eb207"/>
    </style:style>
    <style:style style:name="P5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0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61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62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63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68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69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70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71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2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73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6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77" style:family="paragraph" style:parent-style-name="Code">
      <style:paragraph-properties fo:text-align="start" style:justify-single-word="false"/>
    </style:style>
    <style:style style:name="P78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79" style:family="paragraph" style:parent-style-name="Footnote">
      <style:text-properties officeooo:rsid="005fde18" officeooo:paragraph-rsid="005fde18"/>
    </style:style>
    <style:style style:name="P80" style:family="paragraph" style:parent-style-name="Horizontal_20_Line">
      <style:text-properties officeooo:paragraph-rsid="0060dfd1"/>
    </style:style>
    <style:style style:name="P81" style:family="paragraph" style:parent-style-name="Text_20_body">
      <style:text-properties officeooo:paragraph-rsid="0060dfd1"/>
    </style:style>
    <style:style style:name="P82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87" style:family="paragraph" style:parent-style-name="Table_20_Contents">
      <style:text-properties officeooo:rsid="005c8f9f" officeooo:paragraph-rsid="005c8f9f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89" style:family="paragraph" style:parent-style-name="Table_20_Contents">
      <style:text-properties officeooo:rsid="00657017" officeooo:paragraph-rsid="00657017"/>
    </style:style>
    <style:style style:name="P90" style:family="paragraph" style:parent-style-name="Text_20_body">
      <style:text-properties officeooo:rsid="00657017" officeooo:paragraph-rsid="00657017"/>
    </style:style>
    <style:style style:name="P91" style:family="paragraph" style:parent-style-name="Text_20_body">
      <style:text-properties officeooo:rsid="00657017" officeooo:paragraph-rsid="007692ba"/>
    </style:style>
    <style:style style:name="P92" style:family="paragraph" style:parent-style-name="Text_20_body">
      <style:text-properties officeooo:rsid="00657017" officeooo:paragraph-rsid="0082f133"/>
    </style:style>
    <style:style style:name="P93" style:family="paragraph" style:parent-style-name="Text_20_body">
      <style:paragraph-properties fo:break-before="page"/>
      <style:text-properties officeooo:rsid="00657017" officeooo:paragraph-rsid="00849b68"/>
    </style:style>
    <style:style style:name="P94" style:family="paragraph" style:parent-style-name="Text_20_body">
      <style:paragraph-properties fo:break-before="page"/>
      <style:text-properties officeooo:rsid="00657017" officeooo:paragraph-rsid="006c2b9f"/>
    </style:style>
    <style:style style:name="P95" style:family="paragraph" style:parent-style-name="Text_20_body">
      <style:text-properties officeooo:rsid="00657017" officeooo:paragraph-rsid="008684df"/>
    </style:style>
    <style:style style:name="P96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97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98" style:family="paragraph" style:parent-style-name="Table_20_Contents">
      <style:text-properties officeooo:rsid="00665b79" officeooo:paragraph-rsid="00665b79"/>
    </style:style>
    <style:style style:name="P99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00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01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05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06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08" style:family="paragraph" style:parent-style-name="Table_20_Contents">
      <style:text-properties officeooo:rsid="0074d006" officeooo:paragraph-rsid="0074d006"/>
    </style:style>
    <style:style style:name="P109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10" style:family="paragraph" style:parent-style-name="Text_20_body">
      <style:text-properties officeooo:paragraph-rsid="0059f91d"/>
    </style:style>
    <style:style style:name="P111" style:family="paragraph" style:parent-style-name="Text_20_body">
      <style:text-properties officeooo:paragraph-rsid="00701e82"/>
    </style:style>
    <style:style style:name="P112" style:family="paragraph" style:parent-style-name="Text_20_body">
      <style:text-properties officeooo:paragraph-rsid="00709462"/>
    </style:style>
    <style:style style:name="P113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14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15" style:family="paragraph" style:parent-style-name="Code">
      <style:text-properties officeooo:paragraph-rsid="0086c761"/>
    </style:style>
    <style:style style:name="P116" style:family="paragraph" style:parent-style-name="Table_20_Contents">
      <style:text-properties officeooo:rsid="00849b68" officeooo:paragraph-rsid="00849b68"/>
    </style:style>
    <style:style style:name="P117" style:family="paragraph" style:parent-style-name="Text_20_body">
      <style:text-properties officeooo:paragraph-rsid="0089de00"/>
    </style:style>
    <style:style style:name="P118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19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20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21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2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1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1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125" style:family="paragraph" style:parent-style-name="Code">
      <style:text-properties officeooo:rsid="009d1e18" officeooo:paragraph-rsid="009d1e18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 style:master-page-name="Standard">
      <style:paragraph-properties style:page-number="1"/>
    </style:style>
    <style:style style:name="P128" style:family="paragraph" style:parent-style-name="Heading_20_1">
      <style:paragraph-properties fo:break-before="page"/>
      <style:text-properties officeooo:rsid="002d67fe" officeooo:paragraph-rsid="002d67fe"/>
    </style:style>
    <style:style style:name="P129" style:family="paragraph" style:parent-style-name="Heading_20_1">
      <style:paragraph-properties fo:break-before="page"/>
      <style:text-properties officeooo:rsid="004295f1" officeooo:paragraph-rsid="008684df"/>
    </style:style>
    <style:style style:name="P130" style:family="paragraph" style:parent-style-name="Heading_20_1">
      <style:paragraph-properties fo:break-before="page"/>
      <style:text-properties officeooo:rsid="004295f1" officeooo:paragraph-rsid="004295f1"/>
    </style:style>
    <style:style style:name="P131" style:family="paragraph" style:parent-style-name="Heading_20_2">
      <style:text-properties officeooo:paragraph-rsid="001e9ab4"/>
    </style:style>
    <style:style style:name="P132" style:family="paragraph" style:parent-style-name="Heading_20_2">
      <style:text-properties officeooo:rsid="0025ddce" officeooo:paragraph-rsid="0025ddce"/>
    </style:style>
    <style:style style:name="P133" style:family="paragraph" style:parent-style-name="Heading_20_2">
      <style:paragraph-properties fo:break-before="page"/>
      <style:text-properties officeooo:rsid="002871bb" officeooo:paragraph-rsid="002871bb"/>
    </style:style>
    <style:style style:name="P134" style:family="paragraph" style:parent-style-name="Heading_20_2">
      <style:paragraph-properties fo:break-before="page"/>
      <style:text-properties officeooo:rsid="002ab890" officeooo:paragraph-rsid="002ab890"/>
    </style:style>
    <style:style style:name="P135" style:family="paragraph" style:parent-style-name="Heading_20_2">
      <style:text-properties officeooo:rsid="002d67fe" officeooo:paragraph-rsid="002d67fe"/>
    </style:style>
    <style:style style:name="P136" style:family="paragraph" style:parent-style-name="Heading_20_2">
      <style:paragraph-properties fo:break-before="page"/>
      <style:text-properties officeooo:rsid="003b3846" officeooo:paragraph-rsid="003b3846"/>
    </style:style>
    <style:style style:name="P137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138" style:family="paragraph" style:parent-style-name="Heading_20_2">
      <style:paragraph-properties fo:break-before="page"/>
      <style:text-properties officeooo:rsid="00485842" officeooo:paragraph-rsid="00485842"/>
    </style:style>
    <style:style style:name="P139" style:family="paragraph" style:parent-style-name="Heading_20_2">
      <style:paragraph-properties fo:break-before="page"/>
    </style:style>
    <style:style style:name="P140" style:family="paragraph" style:parent-style-name="Heading_20_2">
      <style:paragraph-properties fo:break-before="page"/>
      <style:text-properties officeooo:rsid="0060dfd1" officeooo:paragraph-rsid="0060dfd1"/>
    </style:style>
    <style:style style:name="P141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142" style:family="paragraph" style:parent-style-name="Heading_20_2">
      <style:text-properties officeooo:rsid="004295f1" officeooo:paragraph-rsid="004295f1"/>
    </style:style>
    <style:style style:name="P143" style:family="paragraph" style:parent-style-name="Heading_20_2">
      <style:paragraph-properties fo:break-before="page"/>
      <style:text-properties officeooo:rsid="008f173b" officeooo:paragraph-rsid="008f173b"/>
    </style:style>
    <style:style style:name="P144" style:family="paragraph" style:parent-style-name="Heading_20_2">
      <style:paragraph-properties fo:break-before="page"/>
      <style:text-properties officeooo:rsid="009c7ecc" officeooo:paragraph-rsid="009c7ecc"/>
    </style:style>
    <style:style style:name="P145" style:family="paragraph" style:parent-style-name="Horizontal_20_Line">
      <style:text-properties officeooo:paragraph-rsid="008f173b"/>
    </style:style>
    <style:style style:name="P146" style:family="paragraph" style:parent-style-name="Horizontal_20_Line">
      <style:text-properties officeooo:paragraph-rsid="009c7ecc"/>
    </style:style>
    <style:style style:name="P147" style:family="paragraph" style:parent-style-name="List" style:list-style-name="L1"/>
    <style:style style:name="P148" style:family="paragraph" style:parent-style-name="List" style:list-style-name="L1">
      <style:text-properties officeooo:rsid="00237800" officeooo:paragraph-rsid="00237800"/>
    </style:style>
    <style:style style:name="P149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150" style:family="paragraph" style:parent-style-name="Table_20_Contents">
      <style:text-properties officeooo:rsid="008f28ec" officeooo:paragraph-rsid="008f28ec"/>
    </style:style>
    <style:style style:name="P151" style:family="paragraph" style:parent-style-name="Table_20_Contents">
      <style:text-properties fo:color="#282a36" loext:opacity="100%" officeooo:rsid="008f28ec" officeooo:paragraph-rsid="008f28ec"/>
    </style:style>
    <style:style style:name="P152" style:family="paragraph" style:parent-style-name="Table_20_Contents">
      <style:text-properties fo:color="#282a36" loext:opacity="100%" officeooo:rsid="00a00563" officeooo:paragraph-rsid="00a00563"/>
    </style:style>
    <style:style style:name="P153" style:family="paragraph" style:parent-style-name="Table_20_Contents">
      <style:text-properties officeooo:rsid="00a00563" officeooo:paragraph-rsid="00a00563"/>
    </style:style>
    <style:style style:name="P154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155" style:family="paragraph" style:parent-style-name="Text_20_body" style:list-style-name="L2">
      <style:text-properties officeooo:rsid="00287971" officeooo:paragraph-rsid="0028f4b5"/>
    </style:style>
    <style:style style:name="P156" style:family="paragraph" style:parent-style-name="Text_20_body" style:list-style-name="L3">
      <style:text-properties officeooo:rsid="003fc94d" officeooo:paragraph-rsid="003fc94d"/>
    </style:style>
    <style:style style:name="P157" style:family="paragraph" style:parent-style-name="Text_20_body" style:list-style-name="L3">
      <style:text-properties officeooo:rsid="003fc94d" officeooo:paragraph-rsid="00709462"/>
    </style:style>
    <style:style style:name="P158" style:family="paragraph" style:parent-style-name="Text_20_body" style:list-style-name="L4">
      <style:text-properties officeooo:rsid="00497dd1" officeooo:paragraph-rsid="00709462"/>
    </style:style>
    <style:style style:name="P159" style:family="paragraph" style:parent-style-name="Text_20_body" style:list-style-name="L4">
      <style:text-properties officeooo:rsid="00497dd1" officeooo:paragraph-rsid="00497dd1"/>
    </style:style>
    <style:style style:name="P160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161" style:family="paragraph" style:parent-style-name="Text_20_body">
      <style:text-properties officeooo:paragraph-rsid="008f28ec"/>
    </style:style>
    <style:style style:name="P162" style:family="paragraph" style:parent-style-name="Text_20_body">
      <style:text-properties officeooo:rsid="008f28ec" officeooo:paragraph-rsid="0092591a"/>
    </style:style>
    <style:style style:name="P163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164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165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166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167" style:family="paragraph" style:parent-style-name="Text_20_body">
      <style:text-properties fo:font-size="12pt" officeooo:rsid="009c7ecc" officeooo:paragraph-rsid="009c7ecc" style:font-size-asian="10.5pt" style:font-size-complex="16pt"/>
    </style:style>
    <style:style style:name="P168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169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170" style:family="paragraph" style:parent-style-name="Text_20_body">
      <style:paragraph-properties fo:break-before="page"/>
      <style:text-properties officeooo:paragraph-rsid="0089de00"/>
    </style:style>
    <style:style style:name="P171" style:family="paragraph" style:parent-style-name="Text_20_body">
      <style:text-properties officeooo:paragraph-rsid="009c7ecc"/>
    </style:style>
    <style:style style:name="P172" style:family="paragraph" style:parent-style-name="Text_20_body" style:list-style-name="L6">
      <style:text-properties officeooo:rsid="009c7ecc" officeooo:paragraph-rsid="009c7ecc"/>
    </style:style>
    <style:style style:name="P173" style:family="paragraph" style:parent-style-name="Text_20_body" style:list-style-name="L6">
      <style:text-properties officeooo:rsid="009e5b92" officeooo:paragraph-rsid="009e5b92"/>
    </style:style>
    <style:style style:name="P174" style:family="paragraph" style:parent-style-name="Text_20_body">
      <style:text-properties officeooo:rsid="009ec78c" officeooo:paragraph-rsid="009ec78c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 fo:font-size="10pt" officeooo:rsid="006ae8f6" style:font-size-asian="10pt" style:font-size-complex="10pt"/>
    </style:style>
    <style:style style:name="T29" style:family="text">
      <style:text-properties fo:color="#ff79c6" loext:opacity="100%" style:font-name="Hack" fo:font-size="10pt" officeooo:rsid="006bacd5" style:font-size-asian="10pt" style:font-size-complex="10pt"/>
    </style:style>
    <style:style style:name="T30" style:family="text">
      <style:text-properties fo:color="#ff79c6" loext:opacity="100%" style:font-name="Hack" fo:font-size="10pt" officeooo:rsid="00849b68" style:font-size-asian="10pt" style:font-size-complex="10pt"/>
    </style:style>
    <style:style style:name="T31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2" style:family="text">
      <style:text-properties fo:color="#ff79c6" loext:opacity="100%" officeooo:rsid="007692ba"/>
    </style:style>
    <style:style style:name="T33" style:family="text">
      <style:text-properties fo:color="#ff79c6" loext:opacity="100%" officeooo:rsid="00470b3b"/>
    </style:style>
    <style:style style:name="T34" style:family="text">
      <style:text-properties fo:color="#f8f8f2" loext:opacity="100%"/>
    </style:style>
    <style:style style:name="T35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6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7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8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9" style:family="text">
      <style:text-properties fo:color="#f8f8f2" loext:opacity="100%" fo:font-style="normal" style:text-underline-style="none" fo:font-weight="normal"/>
    </style:style>
    <style:style style:name="T40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41" style:family="text">
      <style:text-properties fo:color="#6272a4" loext:opacity="100%"/>
    </style:style>
    <style:style style:name="T42" style:family="text">
      <style:text-properties fo:color="#6272a4" loext:opacity="100%" fo:font-size="14pt" style:font-size-asian="14pt" style:font-size-complex="14pt"/>
    </style:style>
    <style:style style:name="T43" style:family="text">
      <style:text-properties fo:color="#6272a4" loext:opacity="100%" fo:font-size="14pt" officeooo:rsid="004a9318" style:font-size-asian="14pt" style:font-size-complex="14pt"/>
    </style:style>
    <style:style style:name="T44" style:family="text">
      <style:text-properties fo:color="#6272a4" loext:opacity="100%" fo:font-size="14pt" officeooo:rsid="004a9c04" style:font-size-asian="14pt" style:font-size-complex="14pt"/>
    </style:style>
    <style:style style:name="T45" style:family="text">
      <style:text-properties fo:color="#6272a4" loext:opacity="100%" fo:font-size="14pt" officeooo:rsid="00722f9b" style:font-size-asian="14pt" style:font-size-complex="14pt"/>
    </style:style>
    <style:style style:name="T46" style:family="text">
      <style:text-properties fo:color="#6272a4" loext:opacity="100%" fo:font-size="14pt" officeooo:rsid="007692ba" style:font-size-asian="14pt" style:font-size-complex="14pt"/>
    </style:style>
    <style:style style:name="T47" style:family="text">
      <style:text-properties fo:color="#6272a4" loext:opacity="100%" fo:font-size="8pt" style:font-size-asian="8pt" style:font-size-complex="8pt"/>
    </style:style>
    <style:style style:name="T48" style:family="text">
      <style:text-properties fo:color="#6272a4" loext:opacity="100%" fo:font-size="8pt" officeooo:rsid="004e074f" style:font-size-asian="8pt" style:font-size-complex="8pt"/>
    </style:style>
    <style:style style:name="T49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0" style:family="text">
      <style:text-properties fo:color="#6272a4" loext:opacity="100%" officeooo:rsid="004eb207"/>
    </style:style>
    <style:style style:name="T51" style:family="text">
      <style:text-properties fo:color="#6272a4" loext:opacity="100%" fo:font-size="12pt"/>
    </style:style>
    <style:style style:name="T52" style:family="text">
      <style:text-properties fo:color="#6272a4" loext:opacity="100%" fo:font-size="12pt" officeooo:rsid="007692ba" style:font-size-asian="12pt" style:font-size-complex="12pt"/>
    </style:style>
    <style:style style:name="T53" style:family="text">
      <style:text-properties fo:color="#6272a4" loext:opacity="100%" fo:font-size="12pt" officeooo:rsid="0082f133" style:font-size-asian="12pt" style:font-size-complex="12pt"/>
    </style:style>
    <style:style style:name="T54" style:family="text">
      <style:text-properties fo:color="#8be9fd" loext:opacity="100%"/>
    </style:style>
    <style:style style:name="T55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6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7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8" style:family="text">
      <style:text-properties fo:color="#8be9fd" loext:opacity="100%" fo:font-style="italic"/>
    </style:style>
    <style:style style:name="T59" style:family="text">
      <style:text-properties fo:color="#50fa7b" loext:opacity="100%"/>
    </style:style>
    <style:style style:name="T60" style:family="text">
      <style:text-properties fo:color="#50fa7b" loext:opacity="100%" style:font-name="Noto Sans" fo:font-size="11pt" style:font-size-asian="11pt" style:font-size-complex="11pt"/>
    </style:style>
    <style:style style:name="T61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62" style:family="text">
      <style:text-properties fo:color="#50fa7b" loext:opacity="100%" fo:font-weight="normal" style:font-weight-asian="normal" style:font-weight-complex="normal"/>
    </style:style>
    <style:style style:name="T63" style:family="text">
      <style:text-properties fo:color="#50fa7b" loext:opacity="100%" fo:font-weight="normal" officeooo:rsid="0055924d" style:font-weight-asian="normal" style:font-weight-complex="normal"/>
    </style:style>
    <style:style style:name="T64" style:family="text">
      <style:text-properties fo:color="#50fa7b" loext:opacity="100%" style:font-name="Fira Code" fo:font-size="10pt" officeooo:rsid="0069c4d0" style:font-size-asian="10pt" style:font-size-complex="10pt"/>
    </style:style>
    <style:style style:name="T65" style:family="text">
      <style:text-properties fo:color="#50fa7b" loext:opacity="100%" officeooo:rsid="007da025"/>
    </style:style>
    <style:style style:name="T66" style:family="text">
      <style:text-properties fo:color="#bd93f9" loext:opacity="100%"/>
    </style:style>
    <style:style style:name="T67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8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69" style:family="text">
      <style:text-properties fo:color="#bd93f9" loext:opacity="100%" fo:font-weight="bold" style:font-weight-asian="bold" style:font-weight-complex="bold"/>
    </style:style>
    <style:style style:name="T70" style:family="text">
      <style:text-properties fo:color="#bd93f9" loext:opacity="100%" fo:font-weight="bold" officeooo:rsid="008f173b" style:font-weight-asian="bold" style:font-weight-complex="bold"/>
    </style:style>
    <style:style style:name="T71" style:family="text">
      <style:text-properties fo:color="#bd93f9" loext:opacity="100%" fo:font-weight="bold" officeooo:rsid="008f28ec" style:font-weight-asian="bold" style:font-weight-complex="bold"/>
    </style:style>
    <style:style style:name="T72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3" style:family="text">
      <style:text-properties fo:color="#bd93f9" loext:opacity="100%" style:font-name="Fira Code" fo:font-size="12pt" style:font-size-asian="12pt" style:font-size-complex="12pt"/>
    </style:style>
    <style:style style:name="T74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5" style:family="text">
      <style:text-properties fo:color="#bd93f9" loext:opacity="100%" style:font-name="Fira Code" fo:font-size="10pt" style:font-size-asian="10pt" style:font-size-complex="10pt"/>
    </style:style>
    <style:style style:name="T76" style:family="text">
      <style:text-properties fo:color="#bd93f9" loext:opacity="100%" style:font-name="Fira Code" fo:font-size="10pt" officeooo:rsid="00485842" style:font-size-asian="10pt" style:font-size-complex="10pt"/>
    </style:style>
    <style:style style:name="T77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78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80" style:family="text">
      <style:text-properties fo:color="#bd93f9" loext:opacity="100%" officeooo:rsid="0059f91d"/>
    </style:style>
    <style:style style:name="T81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2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3" style:family="text">
      <style:text-properties fo:color="#bd93f9" loext:opacity="100%" officeooo:rsid="0074d006"/>
    </style:style>
    <style:style style:name="T84" style:family="text">
      <style:text-properties fo:color="#bd93f9" loext:opacity="100%" officeooo:rsid="005c8f9f"/>
    </style:style>
    <style:style style:name="T85" style:family="text">
      <style:text-properties fo:color="#bd93f9" loext:opacity="100%" officeooo:rsid="008f28ec"/>
    </style:style>
    <style:style style:name="T86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87" style:family="text">
      <style:text-properties fo:color="#ffffff" loext:opacity="100%"/>
    </style:style>
    <style:style style:name="T88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89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90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91" style:family="text">
      <style:text-properties fo:color="#ffffff" loext:opacity="100%" officeooo:rsid="007da025"/>
    </style:style>
    <style:style style:name="T92" style:family="text">
      <style:text-properties fo:color="#d4ea6b" loext:opacity="100%"/>
    </style:style>
    <style:style style:name="T93" style:family="text">
      <style:text-properties officeooo:rsid="002871bb"/>
    </style:style>
    <style:style style:name="T94" style:family="text">
      <style:text-properties officeooo:rsid="0028d6d7"/>
    </style:style>
    <style:style style:name="T95" style:family="text">
      <style:text-properties officeooo:rsid="0028f4b5"/>
    </style:style>
    <style:style style:name="T96" style:family="text">
      <style:text-properties officeooo:rsid="0029a799"/>
    </style:style>
    <style:style style:name="T97" style:family="text">
      <style:text-properties officeooo:rsid="002ab890"/>
    </style:style>
    <style:style style:name="T98" style:family="text">
      <style:text-properties fo:color="#44475a" loext:opacity="100%"/>
    </style:style>
    <style:style style:name="T99" style:family="text">
      <style:text-properties fo:color="#44475a" loext:opacity="100%" style:text-underline-style="none"/>
    </style:style>
    <style:style style:name="T100" style:family="text">
      <style:text-properties officeooo:rsid="002c6343"/>
    </style:style>
    <style:style style:name="T101" style:family="text">
      <style:text-properties fo:color="#f1fa8c" loext:opacity="100%"/>
    </style:style>
    <style:style style:name="T102" style:family="text">
      <style:text-properties fo:color="#f1fa8c" loext:opacity="100%" style:text-underline-style="none" officeooo:rsid="002ab890" fo:background-color="transparent" loext:char-shading-value="0"/>
    </style:style>
    <style:style style:name="T103" style:family="text">
      <style:text-properties fo:color="#f1fa8c" loext:opacity="100%" style:text-underline-style="none" officeooo:rsid="002c6343" fo:background-color="transparent" loext:char-shading-value="0"/>
    </style:style>
    <style:style style:name="T104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05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106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107" style:family="text">
      <style:text-properties style:text-underline-style="none" fo:font-weight="bold" style:font-weight-asian="bold" style:font-weight-complex="bold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officeooo:rsid="00323a3d"/>
    </style:style>
    <style:style style:name="T110" style:family="text">
      <style:text-properties officeooo:rsid="00375a8a"/>
    </style:style>
    <style:style style:name="T111" style:family="text">
      <style:text-properties officeooo:rsid="0037c8a3"/>
    </style:style>
    <style:style style:name="T112" style:family="text">
      <style:text-properties officeooo:rsid="0039a4ba"/>
    </style:style>
    <style:style style:name="T113" style:family="text">
      <style:text-properties officeooo:rsid="003b3846"/>
    </style:style>
    <style:style style:name="T114" style:family="text">
      <style:text-properties officeooo:rsid="003d1c75"/>
    </style:style>
    <style:style style:name="T115" style:family="text">
      <style:text-properties style:text-underline-style="dash" style:text-underline-width="auto" style:text-underline-color="font-color"/>
    </style:style>
    <style:style style:name="T116" style:family="text">
      <style:text-properties style:text-underline-style="solid" style:text-underline-width="auto" style:text-underline-color="#ff5555"/>
    </style:style>
    <style:style style:name="T117" style:family="text">
      <style:text-properties officeooo:rsid="003dc967"/>
    </style:style>
    <style:style style:name="T118" style:family="text">
      <style:text-properties officeooo:rsid="003ea86e"/>
    </style:style>
    <style:style style:name="T119" style:family="text">
      <style:text-properties officeooo:rsid="003fc94d"/>
    </style:style>
    <style:style style:name="T120" style:family="text">
      <style:text-properties officeooo:rsid="003fe4b7"/>
    </style:style>
    <style:style style:name="T121" style:family="text">
      <style:text-properties officeooo:rsid="004295f1"/>
    </style:style>
    <style:style style:name="T122" style:family="text">
      <style:text-properties officeooo:rsid="0043e55b"/>
    </style:style>
    <style:style style:name="T123" style:family="text">
      <style:text-properties officeooo:rsid="0045c72e"/>
    </style:style>
    <style:style style:name="T124" style:family="text">
      <style:text-properties officeooo:rsid="0047d632"/>
    </style:style>
    <style:style style:name="T125" style:family="text">
      <style:text-properties fo:font-size="15pt" officeooo:rsid="00470b3b" style:font-size-asian="15pt" style:font-size-complex="15pt"/>
    </style:style>
    <style:style style:name="T126" style:family="text">
      <style:text-properties fo:font-size="16pt" style:font-size-asian="16pt"/>
    </style:style>
    <style:style style:name="T127" style:family="text">
      <style:text-properties fo:font-size="16pt" officeooo:rsid="00485842" style:font-size-asian="16pt" style:font-size-complex="16pt"/>
    </style:style>
    <style:style style:name="T128" style:family="text">
      <style:text-properties fo:font-size="16pt" officeooo:rsid="004eb207" style:font-size-asian="16pt" style:font-size-complex="16pt"/>
    </style:style>
    <style:style style:name="T129" style:family="text">
      <style:text-properties fo:font-size="16pt" officeooo:rsid="00849b68" style:font-size-complex="16pt"/>
    </style:style>
    <style:style style:name="T130" style:family="text">
      <style:text-properties fo:font-size="16pt" officeooo:rsid="00849b68" style:font-size-asian="10pt" style:font-size-complex="16pt"/>
    </style:style>
    <style:style style:name="T131" style:family="text">
      <style:text-properties officeooo:rsid="00485842"/>
    </style:style>
    <style:style style:name="T132" style:family="text">
      <style:text-properties officeooo:rsid="004a9318"/>
    </style:style>
    <style:style style:name="T133" style:family="text">
      <style:text-properties officeooo:rsid="004bb3ed"/>
    </style:style>
    <style:style style:name="T134" style:family="text">
      <style:text-properties fo:color="#ffb86c" loext:opacity="100%"/>
    </style:style>
    <style:style style:name="T135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36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137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138" style:family="text">
      <style:text-properties fo:color="#ffb86c" loext:opacity="100%" style:font-name="Fira Code" fo:font-size="10pt" style:font-size-asian="10pt" style:font-size-complex="10pt"/>
    </style:style>
    <style:style style:name="T139" style:family="text">
      <style:text-properties fo:color="#ffb86c" loext:opacity="100%" style:font-name="Fira Code" fo:font-size="10pt" officeooo:rsid="0069c4d0" style:font-size-asian="10pt" style:font-size-complex="10pt"/>
    </style:style>
    <style:style style:name="T140" style:family="text">
      <style:text-properties fo:color="#ffb86c" loext:opacity="100%" style:font-name="Fira Code" fo:font-size="10pt" officeooo:rsid="00485842" style:font-size-asian="10pt" style:font-size-complex="10pt"/>
    </style:style>
    <style:style style:name="T141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142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43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144" style:family="text">
      <style:text-properties fo:color="#ffb86c" loext:opacity="100%" officeooo:rsid="006ae8f6"/>
    </style:style>
    <style:style style:name="T145" style:family="text">
      <style:text-properties fo:color="#ffb86c" loext:opacity="100%" officeooo:rsid="006bacd5"/>
    </style:style>
    <style:style style:name="T146" style:family="text">
      <style:text-properties fo:color="#ffb86c" loext:opacity="100%" style:font-name="Hack" fo:font-size="10pt" officeooo:rsid="0074d006" style:font-size-asian="10pt" style:font-size-complex="10pt"/>
    </style:style>
    <style:style style:name="T147" style:family="text">
      <style:text-properties fo:color="#ffb86c" loext:opacity="100%" style:font-name="Hack" fo:font-size="10pt" officeooo:rsid="007692ba" style:font-size-asian="10pt" style:font-size-complex="10pt"/>
    </style:style>
    <style:style style:name="T148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149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150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151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152" style:family="text">
      <style:text-properties officeooo:rsid="0053e1b4"/>
    </style:style>
    <style:style style:name="T153" style:family="text">
      <style:text-properties officeooo:rsid="0055924d"/>
    </style:style>
    <style:style style:name="T154" style:family="text">
      <style:text-properties style:font-name="Athiti"/>
    </style:style>
    <style:style style:name="T155" style:family="text">
      <style:text-properties style:font-name="Athiti" officeooo:rsid="0056b8bb"/>
    </style:style>
    <style:style style:name="T156" style:family="text">
      <style:text-properties fo:font-weight="bold" officeooo:rsid="0053e1b4" style:font-weight-asian="bold" style:font-weight-complex="bold"/>
    </style:style>
    <style:style style:name="T157" style:family="text">
      <style:text-properties officeooo:rsid="0058458b"/>
    </style:style>
    <style:style style:name="T158" style:family="text">
      <style:text-properties officeooo:rsid="0059503a"/>
    </style:style>
    <style:style style:name="T159" style:family="text">
      <style:text-properties officeooo:rsid="0059f91d"/>
    </style:style>
    <style:style style:name="T160" style:family="text">
      <style:text-properties style:use-window-font-color="true" loext:opacity="0%" officeooo:rsid="0059f91d"/>
    </style:style>
    <style:style style:name="T161" style:family="text">
      <style:text-properties style:use-window-font-color="true" loext:opacity="0%" officeooo:rsid="005f45c7"/>
    </style:style>
    <style:style style:name="T162" style:family="text">
      <style:text-properties style:use-window-font-color="true" loext:opacity="0%" officeooo:rsid="007ed102"/>
    </style:style>
    <style:style style:name="T163" style:family="text">
      <style:text-properties style:text-underline-style="wave" style:text-underline-width="auto" style:text-underline-color="#ff5555"/>
    </style:style>
    <style:style style:name="T164" style:family="text">
      <style:text-properties fo:color="#ff5555" loext:opacity="100%"/>
    </style:style>
    <style:style style:name="T165" style:family="text">
      <style:text-properties fo:color="#ff5555" loext:opacity="100%" officeooo:rsid="0074d006"/>
    </style:style>
    <style:style style:name="T166" style:family="text">
      <style:text-properties fo:color="#ff5555" loext:opacity="100%" style:font-name="Hack" fo:font-size="10pt" officeooo:rsid="0074d006" style:font-size-asian="10pt" style:font-size-complex="10pt"/>
    </style:style>
    <style:style style:name="T167" style:family="text">
      <style:text-properties fo:color="#ff5555" loext:opacity="100%" officeooo:rsid="007692ba"/>
    </style:style>
    <style:style style:name="T168" style:family="text">
      <style:text-properties officeooo:rsid="0061081a"/>
    </style:style>
    <style:style style:name="T169" style:family="text">
      <style:text-properties officeooo:rsid="0062bb36"/>
    </style:style>
    <style:style style:name="T170" style:family="text">
      <style:text-properties officeooo:rsid="00641002"/>
    </style:style>
    <style:style style:name="T171" style:family="text">
      <style:text-properties officeooo:rsid="0065601f"/>
    </style:style>
    <style:style style:name="T172" style:family="text">
      <style:text-properties officeooo:rsid="00665b79"/>
    </style:style>
    <style:style style:name="T173" style:family="text">
      <style:text-properties officeooo:rsid="0069c4d0"/>
    </style:style>
    <style:style style:name="T174" style:family="text">
      <style:text-properties officeooo:rsid="006ae8f6"/>
    </style:style>
    <style:style style:name="T175" style:family="text">
      <style:text-properties officeooo:rsid="006bacd5"/>
    </style:style>
    <style:style style:name="T176" style:family="text">
      <style:text-properties officeooo:rsid="006c2b9f"/>
    </style:style>
    <style:style style:name="T177" style:family="text">
      <style:text-properties officeooo:rsid="007102b7"/>
    </style:style>
    <style:style style:name="T178" style:family="text">
      <style:text-properties officeooo:rsid="0074d006"/>
    </style:style>
    <style:style style:name="T179" style:family="text">
      <style:text-properties officeooo:rsid="007692ba"/>
    </style:style>
    <style:style style:name="T180" style:family="text">
      <style:text-properties officeooo:rsid="007a7145"/>
    </style:style>
    <style:style style:name="T181" style:family="text">
      <style:text-properties officeooo:rsid="007da025"/>
    </style:style>
    <style:style style:name="T182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183" style:family="text">
      <style:text-properties officeooo:rsid="0082f133"/>
    </style:style>
    <style:style style:name="T184" style:family="text">
      <style:text-properties officeooo:rsid="00849b68"/>
    </style:style>
    <style:style style:name="T185" style:family="text">
      <style:text-properties officeooo:rsid="00849b68" fo:background-color="#44475a" loext:char-shading-value="0"/>
    </style:style>
    <style:style style:name="T186" style:family="text">
      <style:text-properties officeooo:rsid="008684df" fo:background-color="#44475a" loext:char-shading-value="0"/>
    </style:style>
    <style:style style:name="T187" style:family="text">
      <style:text-properties officeooo:rsid="008684df"/>
    </style:style>
    <style:style style:name="T188" style:family="text">
      <style:text-properties officeooo:rsid="0089bf38"/>
    </style:style>
    <style:style style:name="T189" style:family="text">
      <style:text-properties officeooo:rsid="008a9b10"/>
    </style:style>
    <style:style style:name="T190" style:family="text">
      <style:text-properties officeooo:rsid="008f173b"/>
    </style:style>
    <style:style style:name="T191" style:family="text">
      <style:text-properties officeooo:rsid="008f28ec"/>
    </style:style>
    <style:style style:name="T192" style:family="text">
      <style:text-properties officeooo:rsid="0090d0f9"/>
    </style:style>
    <style:style style:name="T193" style:family="text">
      <style:text-properties officeooo:rsid="0092591a"/>
    </style:style>
    <style:style style:name="T194" style:family="text">
      <style:text-properties officeooo:rsid="00946d21"/>
    </style:style>
    <style:style style:name="T195" style:family="text">
      <style:text-properties officeooo:rsid="0094908d"/>
    </style:style>
    <style:style style:name="T196" style:family="text">
      <style:text-properties fo:font-size="13pt" officeooo:rsid="0094908d" style:font-size-asian="13pt" style:font-size-complex="13pt"/>
    </style:style>
    <style:style style:name="T197" style:family="text">
      <style:text-properties officeooo:rsid="00470b3b"/>
    </style:style>
    <style:style style:name="T198" style:family="text">
      <style:text-properties officeooo:rsid="009c7ecc"/>
    </style:style>
    <style:style style:name="T199" style:family="text">
      <style:text-properties officeooo:rsid="00a00563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126" text:outline-level="1">This is คำนำ</text:h>
      <text:h text:style-name="P126" text:outline-level="1">บริจาคให้เรา</text:h>
      <text:h text:style-name="P126" text:outline-level="1">This is สารบัญ</text:h>
      <text:h text:style-name="P127" text:outline-level="1">บทที่ <text:span text:style-name="T3">0</text:span></text:h>
      <text:h text:style-name="P131" text:outline-level="2"><text:span text:style-name="T2">ภาษา </text:span><text:span text:style-name="T1">Python</text:span></text:h>
      <text:p text:style-name="P1"/>
      <text:p text:style-name="P20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20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21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1971811873" text:style-name="L1">
        <text:list-item>
          <text:p text:style-name="P147"><text:span text:style-name="T92">Backend Developer </text:span>(นักพัฒนาเว็บไซต์<text:span text:style-name="T7">ฝ่ายหลังบ้าน</text:span>)</text:p>
        </text:list-item>
        <text:list-item>
          <text:p text:style-name="P147"><text:span text:style-name="T92">Software Developer</text:span> (นักพัฒนาซอฟแวร์)</text:p>
        </text:list-item>
        <text:list-item>
          <text:p text:style-name="P148"><text:span text:style-name="T92">Machine Learning Engineer</text:span> (วิศวกรและนักพัฒนา AI)</text:p>
        </text:list-item>
        <text:list-item>
          <text:p text:style-name="P147"><text:span text:style-name="T92">Mathematics </text:span>(นักคณิตศาสตร์)</text:p>
        </text:list-item>
        <text:list-item>
          <text:p text:style-name="P147"><text:span text:style-name="T92">Data Scientist</text:span> (นักวิทยาศาสตร์ข้อมูล)</text:p>
        </text:list-item>
        <text:list-item>
          <text:p text:style-name="P147"><text:span text:style-name="T92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132" text:outline-level="2"><text:soft-page-break/>Python ใช้ทำอะไรได้บ้าง?</text:h>
      <text:p text:style-name="P14"/>
      <text:p text:style-name="P22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ภาษา</text:p>
          </table:table-cell>
          <table:table-cell table:style-name="Table1.B1" office:value-type="string">
            <text:p text:style-name="P18">Code</text:p>
          </table:table-cell>
        </table:table-row>
        <table:table-row>
          <table:table-cell table:style-name="Table1.A2" office:value-type="string">
            <text:p text:style-name="P17">Python</text:p>
          </table:table-cell>
          <table:table-cell table:style-name="Table1.B2" office:value-type="string">
            <text:p text:style-name="P73"><text:span text:style-name="T41">1 <text:s/></text:span><text:span text:style-name="T55">print</text:span><text:span text:style-name="T36">(</text:span><text:span text:style-name="T67">"หวัดดีลุงตู่"</text:span><text:span text:style-name="T35">)</text:span></text:p>
          </table:table-cell>
        </table:table-row>
        <table:table-row table:style-name="Table1.3">
          <table:table-cell table:style-name="Table1.A2" office:value-type="string">
            <text:p text:style-name="P17">C</text:p>
          </table:table-cell>
          <table:table-cell table:style-name="Table1.B3" office:value-type="string">
            <text:p text:style-name="P68"><text:span text:style-name="T41">1 <text:s/></text:span><text:span text:style-name="T25">#include</text:span><text:span text:style-name="T34"> </text:span><text:span text:style-name="T41">&lt;stdio.h&gt;</text:span></text:p>
            <text:p text:style-name="P68"><text:span text:style-name="T41">2 <text:s/></text:span><text:span text:style-name="T54">int</text:span><text:span text:style-name="T34"> </text:span><text:span text:style-name="T59">main</text:span><text:span text:style-name="T34">() {</text:span></text:p>
            <text:p text:style-name="P69"><text:span text:style-name="T41">3 <text:s/></text:span><text:span text:style-name="T34"><text:s text:c="4"/>printf(</text:span><text:span text:style-name="T66">"หวัดดีลุงตู่"</text:span><text:span text:style-name="T34">);</text:span></text:p>
            <text:p text:style-name="P11"><text:span text:style-name="T41">4 <text:s/></text:span>}</text:p>
          </table:table-cell>
        </table:table-row>
      </table:table>
      <text:p text:style-name="P23">** <text:span text:style-name="T24">ตัวเลขทางด้านซ้ายของ Code </text:span><text:span text:style-name="T93">มีไว้เพื่อบอกเลขที่ของบรรทัด</text:span><text:span text:style-name="T24"> **</text:span></text:p>
      <text:p text:style-name="P16"><text:tab/><text:span text:style-name="T24">จาก Code ที่เขียนมาทั้ง 2 ภาษา หากเรา</text:span><text:span text:style-name="T95">ล</text:span><text:span text:style-name="T24">อง </text:span><text:span text:style-name="T95">run</text:span><text:span text:style-name="T24"> Code เหล่านี้ดู จะให้ผลลัพธ์เหมือนกัน คือ แสดงผลคำว่า </text:span><text:span text:style-name="T90">" </text:span><text:span text:style-name="T68">หวัดดีลุงตู่ </text:span><text:span text:style-name="T90"><text:s/>"</text:span><text:span text:style-name="T88"> ออกมาที่ Terminal เท่านั้น ทว่าภาษา </text:span><text:span text:style-name="T12">Python</text:span><text:span text:style-name="T88"> กลับใช้พื้นที่ในการเขียนที่สั้นกว่า น้อยกว่า ทำให้ผู้เขียน Code สามารถ</text:span><text:span text:style-name="T89">จบงานได้ไวกว่านั่นเอง</text:span></text:p>
      <text:p text:style-name="P28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133" text:outline-level="2">ข้อควรทราบเกี่ยวกับ Python</text:h>
      <text:p text:style-name="P15"/>
      <text:p text:style-name="P31"><text:tab/><text:span text:style-name="T93">ถึงแม้ว่าภาษา </text:span><text:span text:style-name="T12">Python</text:span><text:span text:style-name="T93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493290015" text:style-name="L2">
        <text:list-item>
          <text:p text:style-name="P155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155">ภาษา <text:span text:style-name="T12">Python</text:span> เป็นภาษาที่<text:span text:style-name="T115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24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96">เช่น Server ของเกม RoV</text:span></text:p></text:note-body></text:note> มากว่า Client-Side<text:note text:id="ftn3" text:note-class="footnote"><text:note-citation>3</text:note-citation><text:note-body><text:p text:style-name="P24">Client-Side หมายถึงซอฟแวร์ที่รันบนเครื่องของผู้ใช้ (Client) สามารถโต้ตอบกับผู้ใช้ได้โดยตรง <text:span text:style-name="T96">เช่น แอพฯ ต่างๆ บนมือถือ</text:span></text:p></text:note-body></text:note></text:p>
        </text:list-item>
        <text:list-item>
          <text:p text:style-name="P155">ภาษา <text:span text:style-name="T12">Python</text:span> นั้น เป็นภาษาแบบ Dynamic-Type หมายความว่าประเภทของตัวแปร <text:span text:style-name="T94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94">อื่นๆ อย่างภาษา </text:span><text:span text:style-name="T16">C</text:span><text:span text:style-name="T94"> และ </text:span><text:span text:style-name="T16">Java</text:span></text:p>
        </text:list-item>
      </text:list>
      <text:h text:style-name="P134" text:outline-level="2">เตรียม Python ให้พร้อม</text:h>
      <text:p text:style-name="P26"/>
      <text:p text:style-name="P32"><text:tab/><text:span text:style-name="T97">ภาษา </text:span><text:span text:style-name="T12">Python</text:span><text:span text:style-name="T97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97"> อยู่หรือไม่</text:span></text:p>
      <text:p text:style-name="P27"><text:tab/><text:span text:style-name="T97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Windows</text:p>
          </table:table-cell>
          <table:table-cell table:style-name="Table2.B1" office:value-type="string">
            <text:p text:style-name="P76"><text:span text:style-name="T98">C:\Users\YourName&gt;</text:span> python<text:span text:style-name="T97">3</text:span> --version</text:p>
          </table:table-cell>
        </table:table-row>
        <table:table-row>
          <table:table-cell table:style-name="Table2.A2" office:value-type="string">
            <text:p text:style-name="P25">Mac , Linux</text:p>
          </table:table-cell>
          <table:table-cell table:style-name="Table2.B2" office:value-type="string">
            <text:p text:style-name="P77"><text:span text:style-name="T99">YourName@Com</text:span><text:span text:style-name="T98"> :~$</text:span> python3 --version</text:p>
          </table:table-cell>
        </table:table-row>
      </table:table>
      <text:p text:style-name="P32"><text:tab/><text:span text:style-name="T97">หาก Code ของเรารันสำเร็จ และแสดงเวอร์ชั่นของ </text:span><text:span text:style-name="T12">Python</text:span><text:span text:style-name="T97"> ที่ติดตั้งอยู่ หมายความว่าในเครื่องขอ</text:span><text:span text:style-name="T112">ง</text:span><text:span text:style-name="T97">เรามี </text:span><text:span text:style-name="T12">Python</text:span><text:span text:style-name="T97"> ที่พร้อมใช้งานแล้ว หากยังไม่มี แนะนำว่าให้ติดตั้ง </text:span><text:span text:style-name="T12">Python</text:span><text:span text:style-name="T97"> จากเว็บไซต์ </text:span><text:span text:style-name="T102"><text:s/></text:span><text:a xlink:type="simple" xlink:href="http://www.python.org/downloads" text:style-name="Internet_20_link" text:visited-style-name="Visited_20_Internet_20_Link"><text:span text:style-name="T104">www.</text:span></text:a><text:a xlink:type="simple" xlink:href="http://www.python.org/downloads" text:style-name="Internet_20_link" text:visited-style-name="Visited_20_Internet_20_Link"><text:span text:style-name="T105">python.org/</text:span></text:a><text:a xlink:type="simple" xlink:href="http://www.python.org/downloads" text:style-name="Internet_20_link" text:visited-style-name="Visited_20_Internet_20_Link"><text:span text:style-name="T182">downloads</text:span></text:a><text:span text:style-name="T103"> </text:span><text:span text:style-name="T97"><text:s/>สำหรับ Windows </text:span><text:span text:style-name="T100">และ Mac</text:span><text:span text:style-name="T97"> และติดตั้ง</text:span><text:span text:style-name="T100">ได้</text:span><text:span text:style-name="T97">จาก Package Manager </text:span><text:span text:style-name="T100">สำหรับ</text:span><text:span text:style-name="T97"> Linux</text:span></text:p>
      <text:p text:style-name="P27"><draw:frame draw:style-name="fr2" draw:name="Frame1" text:anchor-type="char" svg:width="7.869cm" draw:z-index="0"><draw:text-box fo:min-height="4.951cm"><text:p text:style-name="Illustration"><draw:frame draw:style-name="fr12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7"/>
      <text:p text:style-name="P38"><text:tab/>สำหรับการเริ่มต้นเขียน <text:span text:style-name="T12">Python</text:span> นั้น สามารถทำได้ 2 วิธี ดังนี้</text:p>
      <text:p text:style-name="P36"><text:tab/><text:span text:style-name="T107">เขียนโดยตรงที่ Terminal</text:span></text:p>
      <text:p text:style-name="P37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19"><draw:frame draw:style-name="fr5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6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109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4"><text:span text:style-name="T99">YourName@Com</text:span><text:span text:style-name="T98"> :~$</text:span> python3 FileName.py</text:p>
          </table:table-cell>
        </table:table-row>
        <table:table-row>
          <table:table-cell table:style-name="Table3.A2" office:value-type="string">
            <text:p text:style-name="P34"><text:span text:style-name="T99">YourName@Com</text:span><text:span text:style-name="T98"> :~$</text:span> python3 folder<text:span text:style-name="T101">/</text:span>FileName.py</text:p>
          </table:table-cell>
        </table:table-row>
      </table:table>
      <text:p text:style-name="P33"><text:tab/><text:span text:style-name="T108">โดยให้เปลี่ยน</text:span> <text:span text:style-name="T18">FileName.py</text:span> <text:span text:style-name="T108">เป็นชื่อไฟล์ที่เราเขียนภาษา Python เอาไว้จริงๆ </text:span></text:p>
      <text:h text:style-name="P128" text:outline-level="1">บทที่ <text:span text:style-name="T3">1</text:span></text:h>
      <text:h text:style-name="P135" text:outline-level="2">Basic Single-Line Code</text:h>
      <text:p text:style-name="P35"/>
      <text:p text:style-name="P111"><text:tab/><text:span text:style-name="T110">เราได้เห็น code ภาษา </text:span><text:span text:style-name="T12">Python</text:span><text:span text:style-name="T110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2"><text:span text:style-name="T55">print</text:span><text:span text:style-name="T36">(</text:span><text:span text:style-name="T67">"หวัดดีลุงตู่"</text:span><text:span text:style-name="T35">)</text:span></text:p>
          </table:table-cell>
        </table:table-row>
      </table:table>
      <text:p text:style-name="P111"><text:tab/><text:span text:style-name="T111">เราบอกว่า code บรรทัดนี้ในภาษา </text:span><text:span text:style-name="T12">Python</text:span><text:span text:style-name="T111"> จะส่งข้อความ </text:span><text:span text:style-name="T68">หวัดดีลุงตู่</text:span><text:span text:style-name="T111"> ออกมาที่หน้า Terminal เราสามารถทดลองได้โดยการรันคำสั่งนี้ด้วยตัวเองได้เลย</text:span></text:p>
      <text:p text:style-name="P40"><text:span text:style-name="T69">ขั้นตอนที่ 1 &gt;&gt;&gt;</text:span> พิมพ์คำว่า <text:span text:style-name="T21">python3</text:span> ใน terminal ของเราเพื่อเข้าสู่โหมดการเขียนโค้ดภาษา <draw:frame draw:style-name="fr11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9"><text:span text:style-name="T69">ขั้นตอนที่ 2 &gt;&gt;&gt;</text:span> เขียนโค้ดที่เราต้องการลงไป ตามภาพประกอบด้านขวา เราจะใช้ code <text:span text:style-name="T68">หวัดดีลุงตู่</text:span> ตามตัวอย่าง</text:p>
      <text:p text:style-name="P39"><text:span text:style-name="T69">ขั้นตอนที่ 3 &gt;&gt;&gt;</text:span> กด Enter บน Keyboard จากนั้นคำว่า <text:span text:style-name="T68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136" text:outline-level="2">Basic Multiple-Line Code</text:h>
      <text:p text:style-name="P43"/>
      <text:p text:style-name="P111"><text:tab/><text:span text:style-name="T113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113"> เราจะใช้ </text:span><text:span text:style-name="T18">.py</text:span><text:span text:style-name="T113"> <text:s/>คล้ายกับภาษา </text:span><text:span text:style-name="T22">C</text:span><text:span text:style-name="T113"> ที่ใช้ </text:span><text:span text:style-name="T18">.</text:span><text:span text:style-name="T19">c</text:span><text:span text:style-name="T113"> และภาษา </text:span><text:span text:style-name="T22">JavaScript</text:span><text:span text:style-name="T113"> ที่ใช้ </text:span><text:span text:style-name="T18">.</text:span><text:span text:style-name="T19">js</text:span><text:span text:style-name="T113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42"><draw:frame draw:style-name="fr2" draw:name="Frame2" text:anchor-type="char" svg:width="12.261cm" draw:z-index="4"><draw:text-box fo:min-height="4.572cm"><text:p text:style-name="Illustration"><draw:frame draw:style-name="fr10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194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41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16">โปรแกรมเหล่านี้นำมาเขียนโค้ดและ run โค้ดไม่ได้</text:span></text:p></text:note-body></text:note> อะไรก็ได้ เช่น Notepad<text:span text:style-name="T41">,</text:span> Kate<text:span text:style-name="T41">,</text:span> Notepad ++<text:span text:style-name="T41">,</text:span> Atom<text:span text:style-name="T41">,</text:span> VS code เป็นต้น</text:p>
      <text:p text:style-name="P47"><text:tab/>ในที่นี้เราจะใช้โปรแกรมที่มีชื่อว่า <text:span text:style-name="T66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0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8"><draw:frame draw:style-name="fr9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14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114"> และใส่ path ไปยังตำแหน่งของไฟล์ที่จะรัน</text:span></text:p>
      <text:p text:style-name="P46"><draw:frame draw:style-name="fr4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9"><text:tab/>หากเราลองรันโค้ดดังกล่าว จะได้ผลดังน<text:span text:style-name="T117">ี้</text:span></text:p>
      <text:p text:style-name="P50"><draw:frame draw:style-name="fr4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17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0"><text:tab/><text:span text:style-name="T117">ในกรณีที่เราเขียน Code ผิด ใน Terminal </text:span><text:span text:style-name="T118">(เรียกว่า Error) </text:span><text:span text:style-name="T117">จะส่งข้อความบอกว่าการ Run โค้ดของเรานั้นล้มเหลว และอธิบายวิธีการแก้ไขให้ด้วย</text:span></text:p>
      <text:p text:style-name="P51"><draw:frame draw:style-name="fr3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72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137" text:outline-level="2">The Working of Multiple-Line Code</text:h>
      <text:p text:style-name="P44"/>
      <text:p text:style-name="P45"><text:tab/><text:span text:style-name="T119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1420882847" text:style-name="L3">
        <text:list-item>
          <text:p text:style-name="P156">โค้ดจะรันจากบรรทัดบนลงล่างเสมอ ดังเช่นตัวอย่างที่ผ่านมา</text:p>
        </text:list-item>
        <text:list-item>
          <text:p text:style-name="P157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156">รันหมดทั้งโค้ดแล้ว ไม่เหลืออะไรให้รันต่อ</text:p>
            </text:list-item>
            <text:list-item>
              <text:p text:style-name="P156">เจอ Error กลางทาง</text:p>
            </text:list-item>
            <text:list-item>
              <text:p text:style-name="P156">ถูกสั่งให้หยุดรันกลางทาง</text:p>
            </text:list-item>
          </text:list>
        </text:list-item>
      </text:list>
      <text:p text:style-name="P52"><text:tab/>หากต้องการให้เราหยุดการรันโค้ดกลางทาง เราสามารถใช้คำสั่ง <text:span text:style-name="T73">exit()</text:span> ณ จุดที่ต้องการจะให้หยุดการรันโค้ด<text:span text:style-name="T120">ใดๆ ก็ได้</text:span></text:p>
      <text:p text:style-name="P55"><draw:frame draw:style-name="fr8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21">ุ</text:span>ดรันแค่ที่ 2 บรรทัดแรก ในบรรทัดที่ 3 มีคำสั่งให้หยุดรัน โค้ดจึงไม่รันต่อ</text:p>
      <text:h text:style-name="P138" text:outline-level="2">Basic Math For Python</text:h>
      <text:p text:style-name="P54"/>
      <text:p text:style-name="P112"><text:tab/><text:span text:style-name="T131">ภาษา </text:span><text:span text:style-name="T12">Python</text:span><text:span text:style-name="T131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4193182279" text:style-name="L4">
        <text:list-item>
          <text:p text:style-name="P158">ประเภทของจำนวนในภาษา <text:span text:style-name="T12">Python</text:span> นั้นแบ่งออกได้เป็น <text:span text:style-name="T59">3</text:span> ประเภท คือ</text:p>
          <text:list>
            <text:list-item>
              <text:p text:style-name="P159"><text:span text:style-name="T59">จำนวนนับ (Integer : </text:span><text:span text:style-name="T61">ℤ</text:span><text:span text:style-name="T60"> </text:span><text:span text:style-name="T59">)</text:span> <text:span text:style-name="T132">คือจำนวนเต็มตั้งแต่จำนวนเต็มลบ จำนวนเต็มบวก และศูนย์ โดยไม่มีทศนิยม </text:span><text:span text:style-name="T43">เช่น 0 25 -18 </text:span><text:span text:style-name="T44">98912</text:span></text:p>
            </text:list-item>
            <text:list-item>
              <text:p text:style-name="P159"><text:span text:style-name="T59">จำนวนที่มีทศนิยม (Floating Point Number : </text:span><text:span text:style-name="T61">ℝ </text:span><text:span text:style-name="T59">)</text:span> <text:span text:style-name="T132">คือจำนวนใดๆ ที่อาจจะมีทศนิยม แต่จะต้องไม่มีจำนวน</text:span><text:span text:style-name="T133">จินตภาพ</text:span><text:span text:style-name="T132"> </text:span><text:span text:style-name="T43">เช่น 3.14 </text:span><text:span text:style-name="T45">10.0 25.6</text:span></text:p>
            </text:list-item>
            <text:list-item>
              <text:p text:style-name="P159"><text:span text:style-name="T59">จำนวนเชิงซ้อน (Complex Number : </text:span><text:span text:style-name="T61">ℂ </text:span><text:span text:style-name="T59">) </text:span><text:span text:style-name="T132">คือจำนวนใดๆ ที่อาจจะมีหรือไม่มีทศนิยมก็ได้ แต่มีการแสดงจำนวนจินตภาพด้วย </text:span><text:span text:style-name="T43">เช่น 5 + 12j</text:span></text:p>
            </text:list-item>
          </text:list>
        </text:list-item>
        <text:list-item>
          <text:p text:style-name="P160"><text:span text:style-name="T132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9">+</text:p>
          </table:table-cell>
          <table:table-cell table:style-name="Table5.B1" office:value-type="string">
            <text:p text:style-name="P74">การบวก</text:p>
          </table:table-cell>
          <table:table-cell table:style-name="Table5.A1" office:value-type="string">
            <text:p text:style-name="P101">**</text:p>
          </table:table-cell>
          <table:table-cell table:style-name="Table5.D1" office:value-type="string">
            <text:p text:style-name="P74">การยกกำลัง</text:p>
          </table:table-cell>
        </table:table-row>
        <table:table-row>
          <table:table-cell table:style-name="Table5.A2" office:value-type="string">
            <text:p text:style-name="P100">-</text:p>
          </table:table-cell>
          <table:table-cell table:style-name="Table5.B2" office:value-type="string">
            <text:p text:style-name="P74">การลบ</text:p>
          </table:table-cell>
          <table:table-cell table:style-name="Table5.A2" office:value-type="string">
            <text:p text:style-name="P101">%</text:p>
          </table:table-cell>
          <table:table-cell table:style-name="Table5.D2" office:value-type="string">
            <text:p text:style-name="P74">การหารเอาเศษ</text:p>
          </table:table-cell>
        </table:table-row>
        <table:table-row>
          <table:table-cell table:style-name="Table5.A2" office:value-type="string">
            <text:p text:style-name="P100">*</text:p>
          </table:table-cell>
          <table:table-cell table:style-name="Table5.B3" office:value-type="string">
            <text:p text:style-name="P74">การคูณ</text:p>
          </table:table-cell>
          <table:table-cell table:style-name="Table5.A2" office:value-type="string">
            <text:p text:style-name="P101">//</text:p>
          </table:table-cell>
          <table:table-cell table:style-name="Table5.D3" office:value-type="string">
            <text:p text:style-name="P74">การหาร<text:span text:style-name="T47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00">/</text:p>
          </table:table-cell>
          <table:table-cell table:style-name="Table5.B4" office:value-type="string">
            <text:p text:style-name="P74">การหาร<text:span text:style-name="T47">แล้วให้ผลหารเป็นจำนวน</text:span><text:span text:style-name="T48">ที่มีทศนิยม</text:span></text:p>
          </table:table-cell>
          <table:table-cell table:style-name="Table5.C4" table:number-columns-spanned="2" office:value-type="string">
            <text:p text:style-name="P75"/>
          </table:table-cell>
          <table:covered-table-cell/>
        </table:table-row>
      </table:table>
      <text:p text:style-name="P12"/>
      <text:p text:style-name="P13"><text:span text:style-name="T152"><text:tab/></text:span><text:span text:style-name="T156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1">โจทย์</text:p>
          </table:table-cell>
          <table:table-cell table:style-name="Table8.A1" office:value-type="string">
            <text:p text:style-name="P61">คำตอบที่ได้</text:p>
          </table:table-cell>
          <table:table-cell table:style-name="Table8.C1" office:value-type="string">
            <text:p text:style-name="P62">คำอธิบาย</text:p>
          </table:table-cell>
        </table:table-row>
        <table:table-row>
          <table:table-cell table:style-name="Table8.A2" office:value-type="string">
            <text:p text:style-name="P60">30 <text:span text:style-name="T101">+</text:span> 25</text:p>
          </table:table-cell>
          <table:table-cell table:style-name="Table8.B2" office:value-type="string">
            <text:p text:style-name="P60">55</text:p>
          </table:table-cell>
          <table:table-cell table:style-name="Table8.C2" office:value-type="string">
            <text:p text:style-name="P82">เพราะว่า <text:span text:style-name="T135">30 + 25</text:span> จะมีค่าเท่ากับ <text:span text:style-name="T135">55</text:span> (อ้างอิงจากเครื่องคิดเลขทั่วๆ ไป) <text:span text:style-name="T62">ผลที่ได้จึงเป็น 55</text:span></text:p>
          </table:table-cell>
        </table:table-row>
        <table:table-row>
          <table:table-cell table:style-name="Table8.A3" office:value-type="string">
            <text:p text:style-name="P60">30 <text:span text:style-name="T101">-</text:span> 25</text:p>
          </table:table-cell>
          <table:table-cell table:style-name="Table8.B3" office:value-type="string">
            <text:p text:style-name="P60">5</text:p>
          </table:table-cell>
          <table:table-cell table:style-name="Table8.C3" office:value-type="string">
            <text:p text:style-name="P82">เพราะว่า <text:span text:style-name="T135">30 - 25 </text:span>จะมีค่าเท่ากับ <text:span text:style-name="T135">5</text:span> (อ้างอิงจากเครื่องคิดเลขทั่วๆ ไป) <text:span text:style-name="T62">ผลที่ได้จึงเป็น 5</text:span></text:p>
          </table:table-cell>
        </table:table-row>
        <table:table-row>
          <table:table-cell table:style-name="Table8.A4" office:value-type="string">
            <text:p text:style-name="P60">5 <text:span text:style-name="T101">*</text:span> 5</text:p>
          </table:table-cell>
          <table:table-cell table:style-name="Table8.B4" office:value-type="string">
            <text:p text:style-name="P60">25</text:p>
          </table:table-cell>
          <table:table-cell table:style-name="Table8.C4" office:value-type="string">
            <text:p text:style-name="P82">เพราะว่า <text:span text:style-name="T135">5 × 5</text:span> จะมีค่าเท่ากับ <text:span text:style-name="T135">25</text:span> (อ้างอิงจากเครื่องคิดเลขทั่วๆ ไป) <text:span text:style-name="T62">ผลที่ได้จึงเป็น 25</text:span></text:p>
          </table:table-cell>
        </table:table-row>
        <table:table-row>
          <table:table-cell table:style-name="Table8.A5" office:value-type="string">
            <text:p text:style-name="P60">100 <text:span text:style-name="T101">/</text:span> 5</text:p>
          </table:table-cell>
          <table:table-cell table:style-name="Table8.B5" office:value-type="string">
            <text:p text:style-name="P60">20.0</text:p>
          </table:table-cell>
          <table:table-cell table:style-name="Table8.C5" office:value-type="string">
            <text:p text:style-name="P82">เพราะว่า <text:span text:style-name="T135">100 ÷ 5</text:span> จะมีค่าเท่ากับ <text:span text:style-name="T135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62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60">100 <text:span text:style-name="T101">/</text:span> 7</text:p>
          </table:table-cell>
          <table:table-cell table:style-name="Table8.B6" office:value-type="string">
            <text:p text:style-name="P9">14.285<text:span text:style-name="T41">...</text:span></text:p>
          </table:table-cell>
          <table:table-cell table:style-name="Table8.C6" office:value-type="string">
            <text:p text:style-name="P82">เพราะว่า <text:span text:style-name="T135">100 ÷ 7</text:span> จะมีค่าเท่ากับ <text:span text:style-name="T135">14.285714285714286</text:span> (อ้างอิงจากเครื่องคิดเลขทั่วๆ ไป) <text:span text:style-name="T62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60">100 <text:span text:style-name="T101">//</text:span> 7</text:p>
          </table:table-cell>
          <table:table-cell table:style-name="Table8.B7" office:value-type="string">
            <text:p text:style-name="P60">14</text:p>
          </table:table-cell>
          <table:table-cell table:style-name="Table8.C7" office:value-type="string">
            <text:p text:style-name="P83">เนื่องจาก <text:span text:style-name="T135">100 ÷ 7</text:span><text:span text:style-name="T154"> จะได้จำนวนเต็มเป็น </text:span><text:span text:style-name="T135">14</text:span><text:span text:style-name="T154"> และมีเศษอีกนิดหน่อย เครื่องหมายนี้จะไม่สนใจเศษ และทิ้งมันไป </text:span><text:span text:style-name="T155">โดยจะเป็นการทิ้งเศษทั้งหมด ไม่ใช่การเศษขึ้นหรือการปัดเศษลง <text:s/></text:span><text:span text:style-name="T62">ผลที่ได้จึงเป็น 14</text:span></text:p>
          </table:table-cell>
        </table:table-row>
        <table:table-row>
          <table:table-cell table:style-name="Table8.A8" office:value-type="string">
            <text:p text:style-name="P60">5 <text:span text:style-name="T101">**</text:span> 2</text:p>
          </table:table-cell>
          <table:table-cell table:style-name="Table8.B8" office:value-type="string">
            <text:p text:style-name="P60">25</text:p>
          </table:table-cell>
          <table:table-cell table:style-name="Table8.C8" office:value-type="string">
            <text:p text:style-name="P85"><text:span text:style-name="T153">เพราะว่า </text:span><text:span text:style-name="T136">5 </text:span><text:span text:style-name="T137">ยกกำลังด้วย</text:span><text:span text:style-name="T136"> 5</text:span><text:span text:style-name="T153"> จะมีค่าเท่ากับ </text:span><text:span text:style-name="T136">25</text:span><text:span text:style-name="T153"> (อ้างอิงจากเครื่องคิดเลขทั่วๆ ไป) </text:span><text:span text:style-name="T63">ผลที่ได้จึงเป็น 25</text:span></text:p>
          </table:table-cell>
        </table:table-row>
        <table:table-row>
          <table:table-cell table:style-name="Table8.A9" office:value-type="string">
            <text:p text:style-name="P60"><text:span text:style-name="T157">2</text:span>2 <text:span text:style-name="T101">%</text:span> 5</text:p>
          </table:table-cell>
          <table:table-cell table:style-name="Table8.B9" office:value-type="string">
            <text:p text:style-name="P60">2</text:p>
          </table:table-cell>
          <table:table-cell table:style-name="Table8.C9" office:value-type="string">
            <text:p text:style-name="P84">เพราะว่า <text:span text:style-name="T135">22 </text:span><text:span text:style-name="T136">÷ </text:span><text:span text:style-name="T135">5</text:span><text:span text:style-name="T154"> ได้ </text:span><text:span text:style-name="T135">4 และมีเศษอีก 2</text:span><text:span text:style-name="T154"> เครื่องหมายนี้จะไม่สนใจส่วน โดยจะตัดส่วนทิ้งไป และแสดงผลออกมาเป็นเศษแทน </text:span><text:span text:style-name="T63">ผลที่ได้จึงเป็น 2</text:span></text:p>
          </table:table-cell>
        </table:table-row>
      </table:table>
      <text:p text:style-name="P12"/>
      <text:h text:style-name="P139" text:outline-level="2">Basic String For Python</text:h>
      <text:p text:style-name="Horizontal_20_Line"/>
      <text:p text:style-name="Text_20_body"><text:tab/><text:span text:style-name="T158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158"><text:note text:id="ftn5" text:note-class="footnote"><text:note-citation>5</text:note-citation><text:note-body><text:p text:style-name="P79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158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10"><text:tab/><text:span text:style-name="T159">เครื่องหมายที่ใช้ในการกำหนดจุดเริ่มต้นและจุดสิ้นสุดของ String คือ </text:span><text:span text:style-name="T74">"</text:span><text:span text:style-name="T159"> </text:span><text:span text:style-name="T80">(Double Quote)</text:span><text:span text:style-name="T159"> และ </text:span><text:span text:style-name="T74">'</text:span><text:span text:style-name="T159"> </text:span><text:span text:style-name="T80">(Single Quote)</text:span><text:span text:style-name="T160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6">ผล</text:p>
          </table:table-cell>
          <table:table-cell table:style-name="Table9.B1" office:value-type="string">
            <text:p text:style-name="P87">ตัวอย่าง String</text:p>
          </table:table-cell>
          <table:table-cell table:style-name="Table9.C1" office:value-type="string">
            <text:p text:style-name="P87">คำอธิบาย</text:p>
          </table:table-cell>
        </table:table-row>
        <table:table-row>
          <table:table-cell table:style-name="Table9.A2" office:value-type="string">
            <text:p text:style-name="P88">ถูกต้อง</text:p>
          </table:table-cell>
          <table:table-cell table:style-name="Table9.B2" office:value-type="string">
            <text:p text:style-name="P78">"Hello World"</text:p>
          </table:table-cell>
          <table:table-cell table:style-name="Table9.C2" office:value-type="string">
            <text:p text:style-name="P63">ใช้เครื่องหมาย <text:span text:style-name="T59">Double Quote</text:span> ถูกต้อง</text:p>
          </table:table-cell>
        </table:table-row>
        <table:table-row>
          <table:table-cell table:style-name="Table9.A2" office:value-type="string">
            <text:p text:style-name="P88">ถูกต้อง</text:p>
          </table:table-cell>
          <table:table-cell table:style-name="Table9.B3" office:value-type="string">
            <text:p text:style-name="P78">'Hello World'</text:p>
          </table:table-cell>
          <table:table-cell table:style-name="Table9.C3" office:value-type="string">
            <text:p text:style-name="P63">ใช้เครื่องหมาย <text:span text:style-name="T59">Single Quote</text:span> ถูกต้อง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4" office:value-type="string">
            <text:p text:style-name="P78"><text:span text:style-name="T163">"</text:span>Hello World<text:span text:style-name="T163">'</text:span></text:p>
          </table:table-cell>
          <table:table-cell table:style-name="Table9.C4" office:value-type="string">
            <text:p text:style-name="P63">ใช้เครื่องหมาย<text:span text:style-name="T164">ผสมกัน </text:span>ผิดกฎ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5" office:value-type="string">
            <text:p text:style-name="P78"><text:span text:style-name="T163">'</text:span>Hello World<text:span text:style-name="T163">"</text:span></text:p>
          </table:table-cell>
          <table:table-cell table:style-name="Table9.C5" office:value-type="string">
            <text:p text:style-name="P63">ใช้เครื่องหมาย<text:span text:style-name="T164">ผสมกัน</text:span> ผิดกฎ</text:p>
          </table:table-cell>
        </table:table-row>
        <table:table-row>
          <table:table-cell table:style-name="Table9.A4" office:value-type="string">
            <text:p text:style-name="P30">ผิดร้ายแรง</text:p>
          </table:table-cell>
          <table:table-cell table:style-name="Table9.B6" office:value-type="string">
            <text:p text:style-name="P10">Hello World</text:p>
          </table:table-cell>
          <table:table-cell table:style-name="Table9.C6" office:value-type="string">
            <text:p text:style-name="P63"><text:span text:style-name="T164">ลืม</text:span>เครื่องหมาย</text:p>
          </table:table-cell>
        </table:table-row>
      </table:table>
      <text:p text:style-name="P110"><text:span text:style-name="T160"><text:tab/></text:span><text:span text:style-name="T161">ในการดำเนินการใดๆ เกี่ยวกับ </text:span><text:span text:style-name="T162">S</text:span><text:span text:style-name="T161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140" text:outline-level="2">Basic Boolean For Python</text:h>
      <text:p text:style-name="P80"/>
      <text:p text:style-name="P81"><text:tab/><text:span text:style-name="T168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169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172">โดยเราจะเรียกเลข 0 กับ 1 ว่า Binary </text:span><text:span text:style-name="T46">#บทนี้ค่อนข้างยากสำหรับมือใหม่ จะข้ามก็ได้</text:span></text:p>
      <text:p text:style-name="P112"><text:tab/><text:span text:style-name="T170">Boolean นั้นไม่สามารถนำมาคำนวณแบบตัวเลขได้ แต่สามารถนำมาดำเนินการทางตรรกะศาสตร์ได้ </text:span><text:span text:style-name="T171">สิ่ง</text:span><text:span text:style-name="T170">นี้ว่า </text:span><text:span text:style-name="T171">Boolean</text:span><text:span text:style-name="T170"> </text:span><text:span text:style-name="T171">Operation และเราจะใช้สิ่งที่เรียกว่า Logic Gate ในการดำเนินการในภาษ</text:span><text:span text:style-name="T177">า</text:span><text:span text:style-name="T171"> </text:span><text:span text:style-name="T12">Python</text:span></text:p>
      <text:p text:style-name="P90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89">ตัวอย่าง</text:p>
          </table:table-cell>
          <table:table-cell table:style-name="Table10.A1" office:value-type="string">
            <text:p text:style-name="P98">Binary</text:p>
          </table:table-cell>
          <table:table-cell table:style-name="Table10.C1" table:number-columns-spanned="2" office:value-type="string">
            <text:p text:style-name="P89">Boolean</text:p>
          </table:table-cell>
          <table:covered-table-cell/>
        </table:table-row>
        <table:table-row>
          <table:table-cell table:style-name="Table10.A2" office:value-type="string">
            <text:p text:style-name="P64">ต้นแอปเปิ้ลออกผลเป็นลูกแอปเปิ้ล</text:p>
          </table:table-cell>
          <table:table-cell table:style-name="Table10.B2" office:value-type="string">
            <text:p text:style-name="P97">1</text:p>
          </table:table-cell>
          <table:table-cell table:style-name="Table10.B2" office:value-type="string">
            <text:p text:style-name="P97">จริง</text:p>
          </table:table-cell>
          <table:table-cell table:style-name="Table10.D2" office:value-type="string">
            <text:p text:style-name="P96">True</text:p>
          </table:table-cell>
        </table:table-row>
        <table:table-row>
          <table:table-cell table:style-name="Table10.A3" office:value-type="string">
            <text:p text:style-name="P64">ต้นองุ่นออกผลเป็นลูกองุ่น</text:p>
          </table:table-cell>
          <table:table-cell table:style-name="Table10.B2" office:value-type="string">
            <text:p text:style-name="P97">1</text:p>
          </table:table-cell>
          <table:table-cell table:style-name="Table10.B2" office:value-type="string">
            <text:p text:style-name="P97">จริง</text:p>
          </table:table-cell>
          <table:table-cell table:style-name="Table10.D2" office:value-type="string">
            <text:p text:style-name="P96">True</text:p>
          </table:table-cell>
        </table:table-row>
        <table:table-row>
          <table:table-cell table:style-name="Table10.A4" office:value-type="string">
            <text:p text:style-name="P64">ต้นกล้วยออกผลเป็นหนังสือวิชาเลข </text:p>
          </table:table-cell>
          <table:table-cell table:style-name="Table10.B2" office:value-type="string">
            <text:p text:style-name="P97">0</text:p>
          </table:table-cell>
          <table:table-cell table:style-name="Table10.B2" office:value-type="string">
            <text:p text:style-name="P97">เท็จ</text:p>
          </table:table-cell>
          <table:table-cell table:style-name="Table10.D2" office:value-type="string">
            <text:p text:style-name="P96">False</text:p>
          </table:table-cell>
        </table:table-row>
        <table:table-row>
          <table:table-cell table:style-name="Table10.A5" office:value-type="string">
            <text:p text:style-name="P64">ต้นทุเรียนออกผลเป็นปืน AK-47</text:p>
          </table:table-cell>
          <table:table-cell table:style-name="Table10.B2" office:value-type="string">
            <text:p text:style-name="P97">0</text:p>
          </table:table-cell>
          <table:table-cell table:style-name="Table10.B2" office:value-type="string">
            <text:p text:style-name="P97">เท็จ</text:p>
          </table:table-cell>
          <table:table-cell table:style-name="Table10.D2" office:value-type="string">
            <text:p text:style-name="P96">False</text:p>
          </table:table-cell>
        </table:table-row>
      </table:table>
      <text:p text:style-name="P90"><text:tab/><text:span text:style-name="T64">1</text:span><text:span text:style-name="T173"> จะหมายถึง </text:span><text:span text:style-name="T64">true</text:span><text:span text:style-name="T173"> และ </text:span><text:span text:style-name="T139">0</text:span><text:span text:style-name="T173"> จะหมายถึง </text:span><text:span text:style-name="T139">False</text:span><text:span text:style-name="T173"> เสมอ</text:span></text:p>
      <text:p text:style-name="P94"><text:tab/><text:span text:style-name="T173">Logic Gate คือการดำเนินการทางตรรกะศาสตร์กับ Boolean </text:span><text:span text:style-name="T174">โดยเราจะมี Logic Gate ให้เลือกใช้ในสถาณการที่แตกต่างกันถึง 7 แบบ ได้แก่ </text:span><text:span text:style-name="T28">and</text:span><text:span text:style-name="T174"> </text:span><text:span text:style-name="T144">,</text:span><text:span text:style-name="T174"> </text:span><text:span text:style-name="T28">or</text:span><text:span text:style-name="T174"> </text:span><text:span text:style-name="T144">,</text:span><text:span text:style-name="T174"> </text:span><text:span text:style-name="T28">not</text:span><text:span text:style-name="T174"> </text:span><text:span text:style-name="T144">,</text:span><text:span text:style-name="T174"> </text:span><text:span text:style-name="T30">nand</text:span><text:span text:style-name="T174"> </text:span><text:span text:style-name="T144">,</text:span><text:span text:style-name="T174"> </text:span><text:span text:style-name="T30">nor</text:span><text:span text:style-name="T174"> </text:span><text:span text:style-name="T144">,</text:span><text:span text:style-name="T174"> </text:span><text:span text:style-name="T30">xor</text:span><text:span text:style-name="T174"> </text:span><text:span text:style-name="T144">,</text:span><text:span text:style-name="T174"> </text:span><text:span text:style-name="T30">xnor</text:span><text:span text:style-name="T174"> </text:span><text:span text:style-name="T175">แต่ในหนังสือเล่มนี้จะนำเสนอ Logic Gate ระดับพื้นฐาน แค่ 3 ตัว คือ </text:span><text:span text:style-name="T29">and</text:span><text:span text:style-name="T175"> </text:span><text:span text:style-name="T145">,</text:span><text:span text:style-name="T175"> </text:span><text:span text:style-name="T29">or</text:span><text:span text:style-name="T175"> </text:span><text:span text:style-name="T145">,</text:span><text:span text:style-name="T175"> </text:span><text:span text:style-name="T29">not</text:span><text:span text:style-name="T175"> </text:span><text:span text:style-name="T176">เพื่อความเข้าใจง่าย</text:span></text:p>
      <text:p text:style-name="P91"><text:tab/><text:span text:style-name="T178">Gate ที่มีขื่อว่า </text:span><text:span text:style-name="T166">not</text:span><text:span text:style-name="T178"> นั้นจะเปลี่ยน Boolean ปัจจุบันให้เป็นอันตรงกันข้าม จาก </text:span><text:span text:style-name="T146">True</text:span><text:span text:style-name="T178"> เป็น </text:span><text:span text:style-name="T147">False</text:span><text:span text:style-name="T178"> และจาก </text:span><text:span text:style-name="T147">False</text:span><text:span text:style-name="T178"> เป็น </text:span><text:span text:style-name="T146">True</text:span></text:p>
      <text:p text:style-name="P92"><text:tab/><text:span text:style-name="T179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52">#</text:span><text:span text:style-name="T53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<text:span text:style-name="T184">Logic </text:span>Gate</text:p>
          </table:table-cell>
          <table:table-cell table:style-name="Table11.B1" office:value-type="string">
            <text:p text:style-name="P108">ผล<text:span text:style-name="T184">ลัพธ์</text:span></text:p>
          </table:table-cell>
        </table:table-row>
        <table:table-row>
          <table:table-cell table:style-name="Table11.A2" office:value-type="string">
            <text:p text:style-name="P103">True</text:p>
          </table:table-cell>
          <table:table-cell table:style-name="Table11.B2" office:value-type="string">
            <text:p text:style-name="P105">True</text:p>
          </table:table-cell>
        </table:table-row>
        <table:table-row>
          <table:table-cell table:style-name="Table11.A2" office:value-type="string">
            <text:p text:style-name="P103"><text:span text:style-name="T165">not</text:span><text:span text:style-name="T83">(</text:span>True<text:span text:style-name="T83">)</text:span></text:p>
          </table:table-cell>
          <table:table-cell table:style-name="Table11.B3" office:value-type="string">
            <text:p text:style-name="P105">False</text:p>
          </table:table-cell>
        </table:table-row>
        <table:table-row>
          <table:table-cell table:style-name="Table11.A2" office:value-type="string">
            <text:p text:style-name="P104"><text:span text:style-name="T167">not</text:span><text:span text:style-name="T32">(</text:span><text:span text:style-name="T165">not</text:span><text:span text:style-name="T83">(</text:span>True<text:span text:style-name="T83">)</text:span><text:span text:style-name="T32">)</text:span></text:p>
          </table:table-cell>
          <table:table-cell table:style-name="Table11.B4" office:value-type="string">
            <text:p text:style-name="P106">True</text:p>
          </table:table-cell>
        </table:table-row>
        <table:table-row>
          <table:table-cell table:style-name="Table11.A5" office:value-type="string">
            <text:p text:style-name="P107"/>
          </table:table-cell>
          <table:table-cell table:style-name="Table11.B5" office:value-type="string">
            <text:p text:style-name="P109"/>
          </table:table-cell>
        </table:table-row>
        <table:table-row>
          <table:table-cell table:style-name="Table11.A2" office:value-type="string">
            <text:p text:style-name="P102">False</text:p>
          </table:table-cell>
          <table:table-cell table:style-name="Table11.B6" office:value-type="string">
            <text:p text:style-name="P106">False</text:p>
          </table:table-cell>
        </table:table-row>
        <table:table-row>
          <table:table-cell table:style-name="Table11.A2" office:value-type="string">
            <text:p text:style-name="P103"><text:span text:style-name="T165">not</text:span><text:span text:style-name="T83">(</text:span><text:span text:style-name="T179">False</text:span><text:span text:style-name="T83">)</text:span></text:p>
          </table:table-cell>
          <table:table-cell table:style-name="Table11.B7" office:value-type="string">
            <text:p text:style-name="P106">True</text:p>
          </table:table-cell>
        </table:table-row>
        <table:table-row>
          <table:table-cell table:style-name="Table11.A2" office:value-type="string">
            <text:p text:style-name="P104"><text:span text:style-name="T167">not</text:span><text:span text:style-name="T32">(</text:span><text:span text:style-name="T165">not</text:span><text:span text:style-name="T83">(</text:span><text:span text:style-name="T179">False</text:span><text:span text:style-name="T83">)</text:span><text:span text:style-name="T32">)</text:span></text:p>
          </table:table-cell>
          <table:table-cell table:style-name="Table11.B8" office:value-type="string">
            <text:p text:style-name="P106">False</text:p>
          </table:table-cell>
        </table:table-row>
      </table:table>
      <text:p text:style-name="P92"><text:tab/><text:span text:style-name="T183">จะสังเกตุได้ว่า Gate </text:span><text:span text:style-name="T166">not</text:span><text:span text:style-name="T183"> นั้นไม่มีอะไรนอกจากสลับ </text:span><text:span text:style-name="T146">True</text:span><text:span text:style-name="T183"> กับ </text:span><text:span text:style-name="T148">False</text:span><text:span text:style-name="T183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93"><text:tab/><text:span text:style-name="T129">Gate ทีมีชื่อว่า </text:span><text:span text:style-name="T29">and</text:span><text:span text:style-name="T130"> กับ </text:span><text:span text:style-name="T29">or</text:span><text:span text:style-name="T130"> นั้นต้องการ Boolean </text:span><text:span text:style-name="T106">2 ตัว</text:span><text:span text:style-name="T130">ในการดำเนินการ ซึ่งจะแตกต่างจาก </text:span><text:span text:style-name="T166">not</text:span><text:span text:style-name="T130"> ที่ใช้แค่ </text:span><text:span text:style-name="T146">True</text:span><text:span text:style-name="T130"> หรือ </text:span><text:span text:style-name="T148">False</text:span><text:span text:style-name="T130"> แค่ตัวเดียว โดยให้นำ Boolean ที่ต้องการ เขียนไว้ที่ด้านซ้ายและขวาของ </text:span><text:span text:style-name="T29">and</text:span><text:span text:style-name="T130"> กับ <text:s/></text:span><text:span text:style-name="T29">or</text:span></text:p>
      <text:p text:style-name="P57"><text:tab/><text:span text:style-name="T184">Gate </text:span><text:span text:style-name="T29">and</text:span><text:span text:style-name="T184"> แปลเป็นภาษาไทยว่า “และ” ซึ่งจะให้ผลลัพธ์เป็น </text:span><text:span text:style-name="T146">True</text:span><text:span text:style-name="T184"> ก็ต่อเมื่อ </text:span><text:span text:style-name="T185">Boolean ทั้ง 2 ตัวที่ดำเนินการเป็น </text:span><text:span text:style-name="T150">True</text:span><text:span text:style-name="T185"> เหมือนกันเท่านั้น</text:span><text:span text:style-name="T184"> นอกนั้นจะให้ผลลัพธ์เป็น </text:span><text:span text:style-name="T148">False</text:span><text:span text:style-name="T184"> ทั้งหมด</text:span></text:p>
      <text:p text:style-name="Text_20_body"><text:tab/><text:span text:style-name="T187">Gate </text:span><text:span text:style-name="T29">or</text:span><text:span text:style-name="T187"> นั้นแปลว่า “หรือ” ซึ่งจะให้ผลลัพธ์เป็น </text:span><text:span text:style-name="T146">True</text:span><text:span text:style-name="T187"> ก็ต่อเมื่อมี </text:span><text:span text:style-name="T186">Boolean ที่ดำเนินการตัวใดตัวหนึ่งเป็น </text:span><text:span text:style-name="T150">True</text:span><text:span text:style-name="T187"> หากเป็น </text:span><text:span text:style-name="T148">False</text:span><text:span text:style-name="T187"> </text:span><text:span text:style-name="T193">ทั้งสองข้าง</text:span><text:span text:style-name="T187">ก็จะให้ผลลัพธ์เป็น <text:s/></text:span><text:span text:style-name="T148">False </text:span><text:span text:style-name="T40">นอกนั้นจะให้ผลเป็น</text:span><text:span text:style-name="T149"> Tru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6">Logic Gate</text:p>
          </table:table-cell>
          <table:table-cell table:style-name="Table13.B1" office:value-type="string">
            <text:p text:style-name="P116">ผลลัพธ์</text:p>
          </table:table-cell>
        </table:table-row>
        <table:table-row>
          <table:table-cell table:style-name="Table13.A2" office:value-type="string">
            <text:p text:style-name="Code"><text:span text:style-name="T146">True</text:span> <text:span text:style-name="T29">and</text:span> <text:span text:style-name="T146">True</text:span></text:p>
          </table:table-cell>
          <table:table-cell table:style-name="Table13.B2" office:value-type="string">
            <text:p text:style-name="P118">True</text:p>
          </table:table-cell>
        </table:table-row>
        <table:table-row>
          <table:table-cell table:style-name="Table13.A2" office:value-type="string">
            <text:p text:style-name="Code"><text:span text:style-name="T146">True</text:span> <text:span text:style-name="T29">and</text:span> <text:span text:style-name="T148">False</text:span></text:p>
          </table:table-cell>
          <table:table-cell table:style-name="Table13.B2" office:value-type="string">
            <text:p text:style-name="P119">False</text:p>
          </table:table-cell>
        </table:table-row>
        <table:table-row>
          <table:table-cell table:style-name="Table13.A2" office:value-type="string">
            <text:p text:style-name="Code"><text:span text:style-name="T148">False</text:span> <text:span text:style-name="T29">and </text:span><text:span text:style-name="T146">True</text:span></text:p>
          </table:table-cell>
          <table:table-cell table:style-name="Table13.B2" office:value-type="string">
            <text:p text:style-name="P119">False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148">False </text:span><text:span text:style-name="T29">and </text:span><text:span text:style-name="T148">False</text:span></text:p>
          </table:table-cell>
          <table:table-cell table:style-name="Table13.B2" office:value-type="string">
            <text:p text:style-name="P119">False</text:p>
          </table:table-cell>
        </table:table-row>
        <table:table-row table:style-name="Table13.6">
          <table:table-cell table:style-name="Table13.A6" office:value-type="string">
            <text:p text:style-name="P113"/>
          </table:table-cell>
          <table:table-cell table:style-name="Table13.B6" office:value-type="string">
            <text:p text:style-name="P114"/>
          </table:table-cell>
        </table:table-row>
        <table:table-row table:style-name="Table13.5">
          <table:table-cell table:style-name="Table13.A2" office:value-type="string">
            <text:p text:style-name="P115"><text:span text:style-name="T146">True</text:span> <text:span text:style-name="T29">or</text:span> <text:span text:style-name="T146">True</text:span></text:p>
          </table:table-cell>
          <table:table-cell table:style-name="Table13.B2" office:value-type="string">
            <text:p text:style-name="P118">True</text:p>
          </table:table-cell>
        </table:table-row>
        <table:table-row table:style-name="Table13.5">
          <table:table-cell table:style-name="Table13.A2" office:value-type="string">
            <text:p text:style-name="P115"><text:span text:style-name="T146">True</text:span> <text:span text:style-name="T29">or</text:span> <text:span text:style-name="T148">False</text:span></text:p>
          </table:table-cell>
          <table:table-cell table:style-name="Table13.B2" office:value-type="string">
            <text:p text:style-name="P120">True</text:p>
          </table:table-cell>
        </table:table-row>
        <table:table-row table:style-name="Table13.5">
          <table:table-cell table:style-name="Table13.A2" office:value-type="string">
            <text:p text:style-name="P115"><text:span text:style-name="T148">False</text:span> <text:span text:style-name="T29">or </text:span><text:span text:style-name="T146">True</text:span></text:p>
          </table:table-cell>
          <table:table-cell table:style-name="Table13.B2" office:value-type="string">
            <text:p text:style-name="P120">True</text:p>
          </table:table-cell>
        </table:table-row>
        <table:table-row table:style-name="Table13.5">
          <table:table-cell table:style-name="Table13.A2" office:value-type="string">
            <text:p text:style-name="P115"><text:span text:style-name="T148">False </text:span><text:span text:style-name="T31">or</text:span><text:span text:style-name="T29"> </text:span><text:span text:style-name="T148">False</text:span></text:p>
          </table:table-cell>
          <table:table-cell table:style-name="Table13.B2" office:value-type="string">
            <text:p text:style-name="P119">False</text:p>
          </table:table-cell>
        </table:table-row>
      </table:table>
      <text:p text:style-name="P95"/>
      <text:h text:style-name="P129" text:outline-level="1">บทที่ <text:span text:style-name="T3">2</text:span></text:h>
      <text:h text:style-name="P141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138">print</text:span><text:span text:style-name="T75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180">ทุกๆ ครั้งที่เราจะใช้ </text:span><text:span text:style-name="T138">print</text:span><text:span text:style-name="T180"> ราจะต้องเรียกชื่อฟังก์ชั่นนี้ ตามด้วยพารามิเตอร์ ตัวอย่างดังภาพ</text:span></text:p>
      <text:p text:style-name="P3"><draw:frame draw:style-name="fr7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7"><text:tab/><text:span text:style-name="T59">ชื่อของฟังก์ชั่น</text:span> คือ<text:span text:style-name="T59">คำสั่ง</text:span>ที่เขียนอยู่ข้างหน้า<text:span text:style-name="T66">วงเล็บ</text:span> ส่วน<text:span text:style-name="T66">วงเล็บ</text:span>และข้อมูลอื่นๆ ที่อยู่ข้างใน<text:span text:style-name="T66">วงเล็บ</text:span>ไม่ว่าจะเป็นตัวอักษรหรือตัวเลขใดๆ จะถูกเรียนว่า<text:span text:style-name="T66">พารามิเตอร์</text:span><text:span text:style-name="T87"> </text:span><text:span text:style-name="T91">โดยทุกๆ </text:span><text:span text:style-name="T65">ฟังก์ชั่น</text:span><text:span text:style-name="T91">ในภาษา </text:span><text:span text:style-name="T14">Python</text:span><text:span text:style-name="T91"> จะต้องถูกเรียกด้วยชื่อและตามด้วย</text:span><text:span text:style-name="T66">พารามิเตอร์</text:span><text:span text:style-name="T91">เสมอ </text:span></text:p>
      <text:p text:style-name="P6"><text:tab/><text:span text:style-name="T181">การใช้ </text:span><text:span text:style-name="T140">print</text:span><text:span text:style-name="T181"> นั้นจะต้องเรียกฟังก์ชั่นที่ใช้ชื่อเดียวกัน คือ </text:span><text:span text:style-name="T140">print</text:span><text:span text:style-name="T76">()</text:span><text:span text:style-name="T181"> โดย</text:span><text:span text:style-name="T66">พารามิเตอร์</text:span><text:span text:style-name="T181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0">ชื่อไฟล์ -&gt; MyPython.py</text:p>
          </table:table-cell>
        </table:table-row>
        <table:table-row>
          <table:table-cell table:style-name="Table12.A2" office:value-type="string">
            <text:p text:style-name="P70"><text:span text:style-name="T41">1 <text:s/></text:span><text:span text:style-name="T58">print</text:span><text:span text:style-name="T34">(</text:span><text:span text:style-name="T84">"</text:span><text:span text:style-name="T66">HELLO MY BOIS</text:span><text:span text:style-name="T84">"</text:span><text:span text:style-name="T34">)</text:span></text:p>
            <text:p text:style-name="P70"><text:span text:style-name="T41">2 <text:s/></text:span><text:span text:style-name="T58">print</text:span><text:span text:style-name="T34">(</text:span><text:span text:style-name="T134">30</text:span><text:span text:style-name="T34">)</text:span></text:p>
            <text:p text:style-name="P70"><text:span text:style-name="T41">3 <text:s/></text:span><text:span text:style-name="T58">print</text:span><text:span text:style-name="T34">(</text:span><text:span text:style-name="T134">33</text:span><text:span text:style-name="T34"> </text:span><text:span text:style-name="T25">+</text:span><text:span text:style-name="T34"> </text:span><text:span text:style-name="T134">33</text:span><text:span text:style-name="T34">)</text:span></text:p>
            <text:p text:style-name="P70"><text:span text:style-name="T41">4 <text:s/></text:span><text:span text:style-name="T58">print</text:span><text:span text:style-name="T34">(</text:span><text:span text:style-name="T25">True</text:span><text:span text:style-name="T34">)</text:span></text:p>
            <text:p text:style-name="P70"><text:span text:style-name="T41">5 <text:s/></text:span><text:span text:style-name="T58">print</text:span><text:span text:style-name="T34">(</text:span><text:span text:style-name="T25">True</text:span><text:span text:style-name="T34"> </text:span><text:span text:style-name="T25">and</text:span><text:span text:style-name="T34"> </text:span><text:span text:style-name="T25">True</text:span><text:span text:style-name="T34">)</text:span></text:p>
          </table:table-cell>
        </table:table-row>
      </table:table>
      <text:p text:style-name="P8"><draw:frame draw:style-name="fr4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188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189">เลข</text:span><text:span text:style-name="T188"> , Logic Gate และอื่นๆ) ก็ได้ หากเป็นการดำเนินการ </text:span><text:span text:style-name="T14">Python</text:span><text:span text:style-name="T188"> จะดำเนินภายในวงเล็บนั้นให้เสร็จก่อนแล้วก็ </text:span><text:span text:style-name="T140">print</text:span><text:span text:style-name="T188"> ผลลัพธ์ออกมาหลังจากนั้น</text:span><draw:frame draw:style-name="fr3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8"><text:tab/><text:span text:style-name="T189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143" text:outline-level="2">Multiple Output</text:h>
      <text:p text:style-name="P145"/>
      <text:p text:style-name="P161"><text:tab/><text:span text:style-name="T190">ในคำสั่ง </text:span><text:span text:style-name="T142">print</text:span><text:span text:style-name="T79">()</text:span><text:span text:style-name="T190"> คำสั่งเดียวนั้นสามารถ </text:span><text:span text:style-name="T142">print</text:span><text:span text:style-name="T190"> ออกมาได้หลายค่าด้วยกัน วิธีการคือ ในช่องพารามิเตอร์ ให้ใส่ค่าที่ต้องการ </text:span><text:span text:style-name="T142">print</text:span><text:span text:style-name="T190"> ออกมาหลายๆ ค่าตามต้องการ โดยคั่นแต่ละค่าด้วยเครื่องหมาย </text:span><text:span text:style-name="T70">“</text:span><text:span text:style-name="T86">,</text:span><text:span text:style-name="T70">” </text:span><text:span text:style-name="T71">(Comma)</text:span><text:span text:style-name="T191"> ดังนี้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1">ถูกต้อง</text:p>
          </table:table-cell>
          <table:table-cell table:style-name="Table14.B1" office:value-type="string">
            <text:p text:style-name="P121"><text:span text:style-name="T58">print</text:span><text:span text:style-name="T34">(</text:span><text:span text:style-name="T66">"</text:span><text:span text:style-name="T85">Hi</text:span><text:span text:style-name="T66">"</text:span><text:span text:style-name="T34">,</text:span><text:span text:style-name="T66">"</text:span><text:span text:style-name="T85">HELLO</text:span><text:span text:style-name="T66">"</text:span><text:span text:style-name="T34">,</text:span><text:span text:style-name="T66">"</text:span><text:span text:style-name="T85">This is test</text:span><text:span text:style-name="T66">"</text:span><text:span text:style-name="T34">)</text:span></text:p>
          </table:table-cell>
        </table:table-row>
        <table:table-row>
          <table:table-cell table:style-name="Table14.A2" office:value-type="string">
            <text:p text:style-name="P151">ถูกต้อง</text:p>
          </table:table-cell>
          <table:table-cell table:style-name="Table14.B2" office:value-type="string">
            <text:p text:style-name="P122"><text:span text:style-name="T58">print</text:span><text:span text:style-name="T34">(</text:span><text:span text:style-name="T66">"HI"</text:span><text:span text:style-name="T34">,</text:span><text:span text:style-name="T134">30</text:span><text:span text:style-name="T34"> </text:span><text:span text:style-name="T25">+</text:span><text:span text:style-name="T34"> </text:span><text:span text:style-name="T134">26</text:span><text:span text:style-name="T34"> </text:span><text:span text:style-name="T25">*</text:span><text:span text:style-name="T34"> </text:span><text:span text:style-name="T134">23</text:span><text:span text:style-name="T34">,</text:span><text:span text:style-name="T25">not</text:span><text:span text:style-name="T34">(</text:span><text:span text:style-name="T25">False</text:span><text:span text:style-name="T34">))</text:span></text:p>
          </table:table-cell>
        </table:table-row>
        <table:table-row>
          <table:table-cell table:style-name="Table14.A2" office:value-type="string">
            <text:p text:style-name="P151">ถูกต้อง</text:p>
          </table:table-cell>
          <table:table-cell table:style-name="Table14.B3" office:value-type="string">
            <text:p text:style-name="P122"><text:span text:style-name="T58">print</text:span><text:span text:style-name="T34">(</text:span><text:span text:style-name="T134">40</text:span><text:span text:style-name="T34">,</text:span><text:span text:style-name="T134">50</text:span><text:span text:style-name="T34">,</text:span><text:span text:style-name="T134">34</text:span><text:span text:style-name="T34">,</text:span><text:span text:style-name="T134">14</text:span><text:span text:style-name="T34">,</text:span><text:span text:style-name="T134">450</text:span><text:span text:style-name="T34">,</text:span><text:span text:style-name="T134">12.45</text:span><text:span text:style-name="T34">,</text:span><text:span text:style-name="T134">45</text:span><text:span text:style-name="T25">+</text:span><text:span text:style-name="T134">8</text:span><text:span text:style-name="T34">j)</text:span></text:p>
          </table:table-cell>
        </table:table-row>
        <table:table-row>
          <table:table-cell table:style-name="Table14.A4" office:value-type="string">
            <text:p text:style-name="P150">ผิด</text:p>
          </table:table-cell>
          <table:table-cell table:style-name="Table14.B4" office:value-type="string">
            <text:p text:style-name="P122"><text:span text:style-name="T58">print</text:span><text:span text:style-name="T34">(</text:span><text:span text:style-name="T134">50</text:span><text:span text:style-name="T34"> </text:span><text:span text:style-name="T134">23</text:span><text:span text:style-name="T34"> </text:span><text:span text:style-name="T134">15</text:span><text:span text:style-name="T34"> </text:span><text:span text:style-name="T134">67</text:span><text:span text:style-name="T34"> </text:span><text:span text:style-name="T134">12</text:span><text:span text:style-name="T34"> </text:span><text:span text:style-name="T134">56</text:span><text:span text:style-name="T34"> </text:span><text:span text:style-name="T134">80.45</text:span><text:span text:style-name="T34">)</text:span></text:p>
          </table:table-cell>
        </table:table-row>
        <table:table-row>
          <table:table-cell table:style-name="Table14.A4" office:value-type="string">
            <text:p text:style-name="P150">ผิด</text:p>
          </table:table-cell>
          <table:table-cell table:style-name="Table14.B5" office:value-type="string">
            <text:p text:style-name="P122"><text:span text:style-name="T58">print</text:span><text:span text:style-name="T34">(HI HELLO This </text:span><text:span text:style-name="T25">is</text:span><text:span text:style-name="T34"> test)</text:span></text:p>
          </table:table-cell>
        </table:table-row>
      </table:table>
      <text:p text:style-name="P162"><text:tab/><text:span text:style-name="T192">จะเห็นได้ว่าในคำสั่ง </text:span><text:span text:style-name="T142">print</text:span><text:span text:style-name="T192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142">print</text:span><text:span text:style-name="T192"> ข้อมูลหลายประเภทได้ ไม่จำกัดแค่ตัวเลขหรือตัวอักษร</text:span><draw:frame draw:style-name="fr6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162"><text:tab/><text:span text:style-name="T193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142">print</text:span><text:span text:style-name="T193"> ก็ได้</text:span></text:p>
      <text:h text:style-name="P130" text:outline-level="1"><text:s/>บทที่ <text:span text:style-name="T4">3</text:span></text:h>
      <text:h text:style-name="P142" text:outline-level="2">ระบบตัวแปร ( Variable )</text:h>
      <text:p text:style-name="P53"/>
      <text:p text:style-name="P117"><text:tab/><text:span text:style-name="T121">ระบบตัวแปรใน </text:span><text:span text:style-name="T13">Python</text:span><text:span text:style-name="T121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22">โดยจะมีคำสำคัญอยู่ </text:span><text:span text:style-name="T124">7</text:span><text:span text:style-name="T122"> คำ ดังนี้</text:span></text:p>
      <text:list xml:id="list2604253848" text:style-name="L5">
        <text:list-item>
          <text:p text:style-name="P168"><text:span text:style-name="T9">ตัวแปร (Variable)</text:span> <text:span text:style-name="T123">คือชื่อหรือตัวอักษรใดๆ ที่</text:span><text:span text:style-name="T26">ไม่มีค่าในตัวของมันเอง</text:span><text:span text:style-name="T123"> แต่มีไว้ใช้</text:span><text:span text:style-name="T26">อ้างอิง (Refer) ค่าอื่นๆ </text:span></text:p>
        </text:list-item>
        <text:list-item>
          <text:p text:style-name="P168"><text:span text:style-name="T9">ประเภทของตัวแปร (Variable Type)</text:span> <text:span text:style-name="T123">มีไว้เพื่อบอกว่า</text:span><text:span text:style-name="T26">ตัวแปรนั้นสามารถเก็บค่าแบบไหนได้บ้าง</text:span><text:span text:style-name="T123"> และบอกว่าค่านั้นสามารถเอาไป</text:span><text:span text:style-name="T26">ทำอะไรได้บ้าง</text:span></text:p>
        </text:list-item>
        <text:list-item>
          <text:p text:style-name="P168"><text:span text:style-name="T9">ค่า (Value)</text:span> <text:span text:style-name="T123">คือ</text:span><text:span text:style-name="T26">เนื้อหา</text:span><text:span text:style-name="T123">ที่</text:span><text:span text:style-name="T26">ถูกตัวแปรอ้างอิงถึง</text:span></text:p>
        </text:list-item>
        <text:list-item>
          <text:p text:style-name="P169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168"><text:span text:style-name="T9">การประกาศตัวแปร (Declare Variable)</text:span> <text:span text:style-name="T123">คือการ</text:span><text:span text:style-name="T26">สร้าง</text:span><text:span text:style-name="T123">ตัวแปร</text:span><text:span text:style-name="T26">ขึ้นมาใหม่</text:span></text:p>
        </text:list-item>
        <text:list-item>
          <text:p text:style-name="P168"><text:span text:style-name="T9">การอัพเดตตัวแปร (Update Variable) </text:span><text:span text:style-name="T123">คือการกำหนดค่าตัวแปรด้วยข้อมูลใหม่</text:span><text:span text:style-name="T26">ทับ</text:span><text:span text:style-name="T123">ตัวแปรที่มีข้อมูลเก่าอยู่แล้ว</text:span></text:p>
        </text:list-item>
        <text:list-item>
          <text:p text:style-name="P169"><text:span text:style-name="T9">สโคปของตัวแปร (Variable Scope)</text:span> คือการ<text:span text:style-name="T197">ที่ตัวแปรสามารถ</text:span><text:span text:style-name="T33">ถูกใช้ได้เฉพาะในสโคปนั้นๆ</text:span><text:span text:style-name="T197"> (จะอธิบายภายหลัง)</text:span></text:p>
        </text:list-item>
      </text:list>
      <text:p text:style-name="P170"><text:span text:style-name="T125"><text:tab/></text:span><text:span text:style-name="T127">การประกาศตัวแปรในภาษา </text:span><text:span text:style-name="T13">Python</text:span><text:span text:style-name="T127"> สามารถทำได้โดนใช้ Syntax ดังนี้</text:span></text:p>
      <text:p text:style-name="P71"><text:span text:style-name="T34">ชื่อตัวแปร </text:span><text:span text:style-name="T25">=</text:span><text:span text:style-name="T34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5"><text:span text:style-name="T41">1 <text:s/></text:span><text:span text:style-name="T34">X </text:span><text:span text:style-name="T25">=</text:span><text:span text:style-name="T34"> </text:span><text:span text:style-name="T134">5</text:span></text:p>
            <text:p text:style-name="P65"><text:span text:style-name="T41">2 <text:s/></text:span><text:span text:style-name="T34">Y </text:span><text:span text:style-name="T25">=</text:span><text:span text:style-name="T34"> </text:span><text:span text:style-name="T25">-</text:span><text:span text:style-name="T134">17</text:span></text:p>
            <text:p text:style-name="P65"><text:span text:style-name="T41">3 <text:s/></text:span><text:span text:style-name="T34">Z </text:span><text:span text:style-name="T25">=</text:span><text:span text:style-name="T34"> </text:span><text:span text:style-name="T134">25.555</text:span></text:p>
            <text:p text:style-name="P59">4</text:p>
            <text:p text:style-name="P66"><text:span text:style-name="T50">5</text:span><text:span text:style-name="T41"> <text:s/></text:span><text:span text:style-name="T34">A </text:span><text:span text:style-name="T25">=</text:span><text:span text:style-name="T34"> </text:span><text:span text:style-name="T82">"</text:span><text:span text:style-name="T34">Hello World</text:span><text:span text:style-name="T82">"</text:span></text:p>
            <text:p text:style-name="P65"><text:span text:style-name="T50">6</text:span><text:span text:style-name="T41"> <text:s/></text:span><text:span text:style-name="T34">B </text:span><text:span text:style-name="T25">=</text:span><text:span text:style-name="T34"> </text:span><text:span text:style-name="T134">77</text:span><text:span text:style-name="T34"> </text:span><text:span text:style-name="T25">+</text:span><text:span text:style-name="T34"> </text:span><text:span text:style-name="T134">6</text:span><text:span text:style-name="T34">j</text:span></text:p>
          </table:table-cell>
        </table:table-row>
      </table:table>
      <text:p text:style-name="P56"/>
      <text:p text:style-name="P58"><text:span text:style-name="T128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42">และได้เว้นบรรทัดที่ 4 เอาไว้เพื่อความอ่านง่าย </text:span><text:span text:style-name="T128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17"><text:span text:style-name="T128"><text:tab/></text:span><text:span text:style-name="T151">หลังจากที่เราประกาศตัวแปรไปแล้ว เรา </text:span><text:span text:style-name="T141">print</text:span><text:span text:style-name="T151"> ตัวแปรนั้นออกมาที่ Terminal ด้วยคำสั่ง </text:span><text:span text:style-name="T141">print</text:span><text:span text:style-name="T77">(ชื่อตัวแปร)</text:span><text:span text:style-name="T151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5"><text:span text:style-name="T49">1 <text:s/></text:span><text:span text:style-name="T37">X </text:span><text:span text:style-name="T27">=</text:span><text:span text:style-name="T37"> </text:span><text:span text:style-name="T81">"Hello"</text:span></text:p>
            <text:p text:style-name="P65"><text:span text:style-name="T49">2 <text:s/></text:span><text:span text:style-name="T37">Y </text:span><text:span text:style-name="T27">=</text:span><text:span text:style-name="T37"> </text:span><text:span text:style-name="T81">"World"</text:span></text:p>
            <text:p text:style-name="P67"><text:span text:style-name="T49">3 <text:s/></text:span><text:span text:style-name="T56">p</text:span><text:span text:style-name="T57">rint</text:span><text:span text:style-name="T38">(X , Y)</text:span></text:p>
          </table:table-cell>
        </table:table-row>
      </table:table>
      <text:p text:style-name="P163"><draw:frame draw:style-name="fr5" draw:name="Image15" text:anchor-type="char" svg:x="0.568cm" svg:y="0.093cm" svg:width="11.518cm" svg:height="5.491cm" draw:z-index="17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print ออกมา แทนที่ชื่อของตัวแปรจะถูก print ออกมา</text:p>
      <text:p text:style-name="P163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164"><draw:frame draw:style-name="fr4" draw:name="Image16" text:anchor-type="char" svg:width="12.261cm" svg:height="5.385cm" draw:z-index="18"><draw:image xlink:href="Pictures/100000010000039300000192922CBD3A42245C5D.png" xlink:type="simple" xlink:show="embed" xlink:actuate="onLoad" draw:mime-type="image/png"/></draw:frame><text:tab/><text:span text:style-name="T195">ผลที่ได้จากการรันโค้ดนี้ก็คงจะรู้ๆ กันอยู่ </text:span><text:span text:style-name="T196">😏</text:span></text:p>
      <text:p text:style-name="P165"><text:tab/>เรายังคงสามารถใช้ความสามารถของ<text:span text:style-name="T126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23"><text:span text:style-name="T51">1 <text:s/></text:span><text:span text:style-name="T34">Number1 </text:span><text:span text:style-name="T25">=</text:span><text:span text:style-name="T34"> </text:span><text:span text:style-name="T134">25</text:span></text:p>
            <text:p text:style-name="P123"><text:span text:style-name="T51">2 <text:s/></text:span><text:span text:style-name="T34">Number2 </text:span><text:span text:style-name="T25">=</text:span><text:span text:style-name="T34"> </text:span><text:span text:style-name="T134">25</text:span></text:p>
            <text:p text:style-name="P124">3 <text:s/></text:p>
            <text:p text:style-name="P123"><text:span text:style-name="T51">4 <text:s/></text:span><text:span text:style-name="T58">print</text:span><text:span text:style-name="T34">(Number1 </text:span><text:span text:style-name="T25">+</text:span><text:span text:style-name="T34"> Number2)</text:span></text:p>
          </table:table-cell>
        </table:table-row>
      </table:table>
      <text:p text:style-name="P166"><text:span text:style-name="T126"><text:tab/>ผลที่ได้ก็จะเหมือนกันกับ </text:span><text:span text:style-name="T142">print</text:span><text:span text:style-name="T79">(</text:span><text:span text:style-name="T143">25</text:span><text:span text:style-name="T78"> + </text:span><text:span text:style-name="T143">25</text:span><text:span text:style-name="T79">)</text:span><text:span text:style-name="T126"> เลย เราแค่แทนตัวเลขเหล่านั้นด้วยชื่อของตัวแปรเท่านั้น</text:span><draw:frame draw:style-name="fr3" draw:name="Image17" text:anchor-type="char" svg:x="4.683cm" svg:y="1.072cm" svg:width="8.091cm" svg:height="4.817cm" draw:z-index="19"><draw:image xlink:href="Pictures/10000001000003B3000002345AF9A8206063E85E.png" xlink:type="simple" xlink:show="embed" xlink:actuate="onLoad" draw:mime-type="image/png"/></draw:frame><text:span text:style-name="T126"> นอกจากนั้น ผลลัพธ์ที่ได้จากการรันโค้ดนี้ก็จะเหมือนกัน</text:span></text:p>
      <text:p text:style-name="P166"><text:span text:style-name="T126"><text:s/></text:span></text:p>
      <text:p text:style-name="P167"><text:span text:style-name="T126"/></text:p>
      <text:h text:style-name="P144" text:outline-level="2">Naming Variable</text:h>
      <text:p text:style-name="P146"/>
      <text:p text:style-name="P171"><text:tab/><text:span text:style-name="T198">ถึงแม้ว่าการตั้งชื่อตัวแปรในภาษา Python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906325796" text:style-name="L6">
        <text:list-item>
          <text:p text:style-name="P172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199">และจะมีเว้นวรรคในชื่อไม่ได้</text:span></text:p>
        </text:list-item>
        <text:list-item>
          <text:p text:style-name="P172">ตัวแปรในภาษา Python นั้นเป็น Case-Sensitive หรือก็คือ ตั<text:span text:style-name="T199">ว</text:span>อักษรพิมพ์เล็กกับตัวอักษรพิมพ์ใหญ่นับว่าเป็นคนละตัวกัน</text:p>
        </text:list-item>
        <text:list-item>
          <text:p text:style-name="P173">ไม่สามารถใช้สัญลักษณ์อื่นในชื่อตัวแปรได้ นอกจาก Underscore</text:p>
        </text:list-item>
        <text:list-item>
          <text:p text:style-name="P172">ไม่สามารถใช้ Python Keyword ตั้งเป็นชื่อตัวแปรได้ มีอยู่ 33 คำ ดังนี้</text:p>
        </text:list-item>
      </text:list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25">and</text:p>
          </table:table-cell>
          <table:table-cell table:style-name="Table16.A1" office:value-type="string">
            <text:p text:style-name="P125">as</text:p>
          </table:table-cell>
          <table:table-cell table:style-name="Table16.A1" office:value-type="string">
            <text:p text:style-name="P125">assert</text:p>
          </table:table-cell>
          <table:table-cell table:style-name="Table16.A1" office:value-type="string">
            <text:p text:style-name="P125">break</text:p>
          </table:table-cell>
          <table:table-cell table:style-name="Table16.E1" office:value-type="string">
            <text:p text:style-name="P125">class</text:p>
          </table:table-cell>
        </table:table-row>
        <table:table-row>
          <table:table-cell table:style-name="Table16.A2" office:value-type="string">
            <text:p text:style-name="P125">continue</text:p>
          </table:table-cell>
          <table:table-cell table:style-name="Table16.A2" office:value-type="string">
            <text:p text:style-name="P125">def</text:p>
          </table:table-cell>
          <table:table-cell table:style-name="Table16.A2" office:value-type="string">
            <text:p text:style-name="P125">del</text:p>
          </table:table-cell>
          <table:table-cell table:style-name="Table16.A2" office:value-type="string">
            <text:p text:style-name="P125">elif</text:p>
          </table:table-cell>
          <table:table-cell table:style-name="Table16.E2" office:value-type="string">
            <text:p text:style-name="P125">else</text:p>
          </table:table-cell>
        </table:table-row>
        <table:table-row>
          <table:table-cell table:style-name="Table16.A2" office:value-type="string">
            <text:p text:style-name="P125">except</text:p>
          </table:table-cell>
          <table:table-cell table:style-name="Table16.A2" office:value-type="string">
            <text:p text:style-name="P125">False</text:p>
          </table:table-cell>
          <table:table-cell table:style-name="Table16.A2" office:value-type="string">
            <text:p text:style-name="P125">finally</text:p>
          </table:table-cell>
          <table:table-cell table:style-name="Table16.A2" office:value-type="string">
            <text:p text:style-name="P125">for</text:p>
          </table:table-cell>
          <table:table-cell table:style-name="Table16.E2" office:value-type="string">
            <text:p text:style-name="P125">from</text:p>
          </table:table-cell>
        </table:table-row>
        <table:table-row>
          <table:table-cell table:style-name="Table16.A2" office:value-type="string">
            <text:p text:style-name="P125">global</text:p>
          </table:table-cell>
          <table:table-cell table:style-name="Table16.A2" office:value-type="string">
            <text:p text:style-name="P125">if</text:p>
          </table:table-cell>
          <table:table-cell table:style-name="Table16.A2" office:value-type="string">
            <text:p text:style-name="P125">import</text:p>
          </table:table-cell>
          <table:table-cell table:style-name="Table16.A2" office:value-type="string">
            <text:p text:style-name="P125">in</text:p>
          </table:table-cell>
          <table:table-cell table:style-name="Table16.E2" office:value-type="string">
            <text:p text:style-name="P125">is</text:p>
          </table:table-cell>
        </table:table-row>
        <table:table-row>
          <table:table-cell table:style-name="Table16.A2" office:value-type="string">
            <text:p text:style-name="P125">lambda</text:p>
          </table:table-cell>
          <table:table-cell table:style-name="Table16.A2" office:value-type="string">
            <text:p text:style-name="P125">non</text:p>
          </table:table-cell>
          <table:table-cell table:style-name="Table16.A2" office:value-type="string">
            <text:p text:style-name="P125">nonlocal</text:p>
          </table:table-cell>
          <table:table-cell table:style-name="Table16.A2" office:value-type="string">
            <text:p text:style-name="P125">not</text:p>
          </table:table-cell>
          <table:table-cell table:style-name="Table16.E2" office:value-type="string">
            <text:p text:style-name="P125">or</text:p>
          </table:table-cell>
        </table:table-row>
        <table:table-row>
          <table:table-cell table:style-name="Table16.A2" office:value-type="string">
            <text:p text:style-name="P125">pass</text:p>
          </table:table-cell>
          <table:table-cell table:style-name="Table16.A2" office:value-type="string">
            <text:p text:style-name="P125">raise</text:p>
          </table:table-cell>
          <table:table-cell table:style-name="Table16.A2" office:value-type="string">
            <text:p text:style-name="P125">return</text:p>
          </table:table-cell>
          <table:table-cell table:style-name="Table16.A2" office:value-type="string">
            <text:p text:style-name="P125">True</text:p>
          </table:table-cell>
          <table:table-cell table:style-name="Table16.E2" office:value-type="string">
            <text:p text:style-name="P125">try</text:p>
          </table:table-cell>
        </table:table-row>
        <table:table-row>
          <table:table-cell table:style-name="Table16.A2" office:value-type="string">
            <text:p text:style-name="P125">while</text:p>
          </table:table-cell>
          <table:table-cell table:style-name="Table16.A2" office:value-type="string">
            <text:p text:style-name="P125">with</text:p>
          </table:table-cell>
          <table:table-cell table:style-name="Table16.A2" office:value-type="string">
            <text:p text:style-name="P125">yeild</text:p>
          </table:table-cell>
          <table:table-cell table:style-name="Table16.E2" table:number-columns-spanned="2" office:value-type="string">
            <text:p text:style-name="P125"/>
          </table:table-cell>
          <table:covered-table-cell/>
        </table:table-row>
      </table:table>
      <text:p text:style-name="P174"><text:soft-page-break/><text:tab/>นี่คือตัวอย่างการตั้งชื่อตัวแปรในภาษา Python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3">ผิด</text:p>
          </table:table-cell>
          <table:table-cell table:style-name="Table17.B1" office:value-type="string">
            <text:p text:style-name="Code"><text:span text:style-name="T163">1</text:span>st_var</text:p>
          </table:table-cell>
          <table:table-cell table:style-name="Table17.C1" office:value-type="string">
            <text:p text:style-name="P154">ใช้ตัวเลขเป็นอักษรตัวแรก</text:p>
          </table:table-cell>
        </table:table-row>
        <table:table-row>
          <table:table-cell table:style-name="Table17.A2" office:value-type="string">
            <text:p text:style-name="P153">ผิด</text:p>
          </table:table-cell>
          <table:table-cell table:style-name="Table17.B2" office:value-type="string">
            <text:p text:style-name="Code">var<text:span text:style-name="T163">-</text:span>1st</text:p>
          </table:table-cell>
          <table:table-cell table:style-name="Table17.C2" office:value-type="string">
            <text:p text:style-name="P154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53">ผิด</text:p>
          </table:table-cell>
          <table:table-cell table:style-name="Table17.B3" office:value-type="string">
            <text:p text:style-name="Code">my<text:span text:style-name="T163"> </text:span>var</text:p>
          </table:table-cell>
          <table:table-cell table:style-name="Table17.C3" office:value-type="string">
            <text:p text:style-name="P154">มีเว้นวรรคในชื่อ</text:p>
          </table:table-cell>
        </table:table-row>
        <table:table-row>
          <table:table-cell table:style-name="Table17.A2" office:value-type="string">
            <text:p text:style-name="P153">ผิด</text:p>
          </table:table-cell>
          <table:table-cell table:style-name="Table17.B4" office:value-type="string">
            <text:p text:style-name="Code">My<text:span text:style-name="T163">-</text:span>var</text:p>
          </table:table-cell>
          <table:table-cell table:style-name="Table17.C4" office:value-type="string">
            <text:p text:style-name="P154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53">ผิด</text:p>
          </table:table-cell>
          <table:table-cell table:style-name="Table17.B5" office:value-type="string">
            <text:p text:style-name="Code">my_<text:span text:style-name="T163">$</text:span>_dollar</text:p>
          </table:table-cell>
          <table:table-cell table:style-name="Table17.C5" office:value-type="string">
            <text:p text:style-name="P154">ใช้เครื่องหมายอื่น นอกจาก Underscore</text:p>
          </table:table-cell>
        </table:table-row>
        <table:table-row>
          <table:table-cell table:style-name="Table17.A6" office:value-type="string">
            <text:p text:style-name="P152">ถูกต้อง</text:p>
          </table:table-cell>
          <table:table-cell table:style-name="Table17.B6" office:value-type="string">
            <text:p text:style-name="Code">my_var</text:p>
          </table:table-cell>
          <table:table-cell table:style-name="Table17.C6" office:value-type="string">
            <text:p text:style-name="P154">ใช้เครื่องหมาย Underscore ถูกต้อง</text:p>
          </table:table-cell>
        </table:table-row>
        <table:table-row>
          <table:table-cell table:style-name="Table17.A6" office:value-type="string">
            <text:p text:style-name="P152">ถูกต้อง</text:p>
          </table:table-cell>
          <table:table-cell table:style-name="Table17.B7" office:value-type="string">
            <text:p text:style-name="Code">MyVar</text:p>
          </table:table-cell>
          <table:table-cell table:style-name="Table17.C7" office:value-type="string">
            <text:p text:style-name="P154">ขึ้นต้นด้วยตัวอักษรถูกต้อง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4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2T19:05:36.981101514</dc:date>
    <meta:editing-duration>PT23H27M17S</meta:editing-duration>
    <meta:editing-cycles>79</meta:editing-cycles>
    <meta:generator>LibreOffice/7.3.7.2$Linux_X86_64 LibreOffice_project/30$Build-2</meta:generator>
    <meta:document-statistic meta:table-count="17" meta:image-count="17" meta:object-count="0" meta:page-count="29" meta:paragraph-count="343" meta:word-count="4030" meta:character-count="14175" meta:non-whitespace-character-count="12914"/>
  </office:meta>
</office:document-meta>
</file>